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adornments="Regular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9799in"/>
    </style:style>
    <style:style style:name="co4" style:family="table-column">
      <style:table-column-properties fo:break-before="auto" style:column-width="0.9264in"/>
    </style:style>
    <style:style style:name="co5" style:family="table-column">
      <style:table-column-properties fo:break-before="auto" style:column-width="1.002in"/>
    </style:style>
    <style:style style:name="co6" style:family="table-column">
      <style:table-column-properties fo:break-before="auto" style:column-width="1.3744in"/>
    </style:style>
    <style:style style:name="co7" style:family="table-column">
      <style:table-column-properties fo:break-before="auto" style:column-width="1.1134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2126in"/>
    </style:style>
    <style:style style:name="co10" style:family="table-column">
      <style:table-column-properties fo:break-before="auto" style:column-width="3.4398in"/>
    </style:style>
    <style:style style:name="co11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0.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3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5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53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54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57" style:family="table-cell" style:parent-style-name="Default"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5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5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9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9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9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9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r1&quot;" style:apply-style-name="Red" style:base-cell-address="'2022mabos Info'.E1"/>
      <style:map style:condition="cell-content()=&quot;r2&quot;" style:apply-style-name="Blue" style:base-cell-address="'2022mabos Info'.E1"/>
    </style:style>
    <style:style style:name="ce10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r1&quot;" style:apply-style-name="Red" style:base-cell-address="'2022mabos Info'.E1"/>
      <style:map style:condition="cell-content()=&quot;r2&quot;" style:apply-style-name="Blue" style:base-cell-address="'2022mabos Info'.E1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r1&quot;" style:apply-style-name="Red" style:base-cell-address="'2022mabos Info'.E1"/>
      <style:map style:condition="cell-content()=&quot;r2&quot;" style:apply-style-name="Blue" style:base-cell-address="'2022mabos Info'.E1"/>
    </style:style>
    <style:style style:name="ce10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0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05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06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0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0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0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1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0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3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4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5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8" style:family="table-cell" style:parent-style-name="Default"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6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4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4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4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14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14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50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5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5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5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5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5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5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5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5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6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61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6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6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6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2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23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26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27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2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3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3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3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3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3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3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3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3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4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4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64" style:family="table-cell" style:parent-style-name="Default" style:data-style-name="N100">
      <style:table-cell-properties fo:background-color="#ff00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65" style:family="table-cell" style:parent-style-name="Default" style:data-style-name="N1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6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7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8" style:family="table-cell" style:parent-style-name="Default">
      <style:text-properties style:font-name="Liberation Sans" fo:font-size="8pt" style:font-size-asian="8pt" style:font-size-complex="8pt"/>
    </style:style>
    <style:style style:name="ce169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1" style:apply-style-name="ConditionalStyle_5f_7" style:base-cell-address="'2022nhgrs Total'.B3"/>
    </style:style>
    <style:style style:name="ce170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1" style:apply-style-name="ConditionalStyle_5f_7" style:base-cell-address="'2022nhgrs Total'.B3"/>
    </style:style>
    <style:style style:name="ce171" style:family="table-cell" style:parent-style-name="Default" style:data-style-name="N100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72" style:family="table-cell" style:parent-style-name="Default" style:data-style-name="N1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3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74" style:family="table-cell" style:parent-style-name="Default" style:data-style-name="N100">
      <style:table-cell-properties fo:background-color="#7ba8b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75" style:family="table-cell" style:parent-style-name="Default" style:data-style-name="N100">
      <style:table-cell-properties fo:background-color="#7ba8b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177" style:family="table-cell" style:parent-style-name="Default" style:data-style-name="N100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178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179" style:family="table-cell" style:parent-style-name="Default" style:data-style-name="N100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18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81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82" style:family="table-cell" style:parent-style-name="Default" style:data-style-name="N100">
      <style:table-cell-properties fo:background-color="#ff515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83" style:family="table-cell" style:parent-style-name="Default" style:data-style-name="N100">
      <style:table-cell-properties fo:background-color="#afcfa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84" style:family="table-cell" style:parent-style-name="Default" style:data-style-name="N100">
      <style:table-cell-properties fo:background-color="#afcfa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5" style:family="table-cell" style:parent-style-name="Default" style:data-style-name="N100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8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87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88" style:family="table-cell" style:parent-style-name="Default" style:data-style-name="N100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8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90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91" style:family="table-cell" style:parent-style-name="Default" style:data-style-name="N100">
      <style:table-cell-properties fo:background-color="#b6ff9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9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93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94" style:family="table-cell" style:parent-style-name="Default" style:data-style-name="N100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95" style:family="table-cell" style:parent-style-name="Default" style:data-style-name="N100">
      <style:table-cell-properties fo:background-color="#c6bad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96" style:family="table-cell" style:parent-style-name="Default" style:data-style-name="N100">
      <style:table-cell-properties fo:background-color="#c6ba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198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199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20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201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202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203" style:family="table-cell" style:parent-style-name="Default" style:data-style-name="N100">
      <style:table-cell-properties fo:background-color="#c6ba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205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206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207" style:family="table-cell" style:parent-style-name="Default" style:data-style-name="N100">
      <style:table-cell-properties fo:background-color="#5986a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08" style:family="table-cell" style:parent-style-name="Default" style:data-style-name="N100">
      <style:table-cell-properties fo:background-color="#5986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210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211" style:family="table-cell" style:parent-style-name="Default" style:data-style-name="N100">
      <style:table-cell-properties fo:background-color="#ff515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21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213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214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21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6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7" style:family="table-cell" style:parent-style-name="Default" style:data-style-name="N100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ext-properties style:font-name="Liberation Sans" fo:font-size="10pt" style:font-size-asian="10pt" style:font-size-complex="10pt"/>
    </style:style>
    <style:style style:name="ce2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95" style:apply-style-name="ConditionalStyle_5f_18" style:base-cell-address="'2022nhgrs Formatted'.B1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3" table:default-cell-style-name="ce25"/>
        <table:table-column table:style-name="co2" table:default-cell-style-name="ce25"/>
        <table:table-column table:style-name="co1" table:default-cell-style-name="ce10"/>
        <table:table-column table:style-name="co1" table:default-cell-style-name="ce25"/>
        <table:table-column table:style-name="co1" table:default-cell-style-name="ce33"/>
        <table:table-column table:style-name="co1" table:default-cell-style-name="ce25"/>
        <table:table-column table:style-name="co3" table:default-cell-style-name="ce25"/>
        <table:table-column table:style-name="co1" table:default-cell-style-name="ce25"/>
        <table:table-column table:style-name="co1" table:default-cell-style-name="ce41"/>
        <table:table-column table:style-name="co1" table:default-cell-style-name="ce44"/>
        <table:table-column table:style-name="co1" table:default-cell-style-name="ce47"/>
        <table:table-column table:style-name="co4" table:default-cell-style-name="ce50"/>
        <table:table-column table:style-name="co1" table:default-cell-style-name="ce50"/>
        <table:table-column table:style-name="co1" table:default-cell-style-name="ce55"/>
        <table:table-column table:style-name="co1" table:default-cell-style-name="ce60"/>
        <table:table-column table:style-name="co1" table:default-cell-style-name="ce63"/>
        <table:table-column table:style-name="co5" table:default-cell-style-name="ce66"/>
        <table:table-column table:style-name="co6" table:default-cell-style-name="ce25"/>
        <table:table-column table:style-name="co1" table:number-columns-repeated="1004" table:default-cell-style-name="ce25"/>
        <table:table-row table:style-name="ro1">
          <table:table-cell table:style-name="ce1" office:value-type="string" calcext:value-type="string" table:number-columns-spanned="6" table:number-rows-spanned="1">
            <text:p>Prematch</text:p>
          </table:table-cell>
          <table:covered-table-cell table:number-columns-repeated="3" table:style-name="ce6"/>
          <table:covered-table-cell table:style-name="ce8"/>
          <table:covered-table-cell table:style-name="ce6"/>
          <table:table-cell table:style-name="ce31" office:value-type="string" calcext:value-type="string" table:number-columns-spanned="2" table:number-rows-spanned="1">
            <text:p>Autonomous</text:p>
          </table:table-cell>
          <table:covered-table-cell table:style-name="ce13"/>
          <table:table-cell table:style-name="ce14" office:value-type="string" calcext:value-type="string" table:number-columns-spanned="5" table:number-rows-spanned="1">
            <text:p>Teleop </text:p>
          </table:table-cell>
          <table:covered-table-cell table:style-name="ce16"/>
          <table:covered-table-cell table:style-name="ce39"/>
          <table:covered-table-cell table:style-name="ce42"/>
          <table:covered-table-cell table:style-name="ce45"/>
          <table:table-cell table:style-name="ce48" office:value-type="string" calcext:value-type="string" table:number-columns-spanned="3" table:number-rows-spanned="1">
            <text:p>Endgame</text:p>
          </table:table-cell>
          <table:covered-table-cell table:style-name="ce52"/>
          <table:covered-table-cell table:style-name="ce53"/>
          <table:table-cell table:style-name="ce58" office:value-type="string" calcext:value-type="string" table:number-columns-spanned="4" table:number-rows-spanned="1">
            <text:p>Miscellaneous</text:p>
          </table:table-cell>
          <table:covered-table-cell table:style-name="ce61"/>
          <table:covered-table-cell table:style-name="ce64"/>
          <table:covered-table-cell table:style-name="ce24"/>
          <table:table-cell table:style-name="ce26" table:number-columns-repeated="1004"/>
        </table:table-row>
        <table:table-row table:style-name="ro1">
          <table:table-cell table:style-name="ce2" office:value-type="string" calcext:value-type="string">
            <text:p>Scouter</text:p>
          </table:table-cell>
          <table:table-cell table:style-name="ce2" office:value-type="string" calcext:value-type="string">
            <text:p>Event</text:p>
          </table:table-cell>
          <table:table-cell table:style-name="ce2" office:value-type="string" calcext:value-type="string">
            <text:p>Match Level</text:p>
          </table:table-cell>
          <table:table-cell table:style-name="ce2" office:value-type="string" calcext:value-type="string">
            <text:p>Match #</text:p>
          </table:table-cell>
          <table:table-cell table:style-name="ce9" office:value-type="string" calcext:value-type="string">
            <text:p>Alliance</text:p>
          </table:table-cell>
          <table:table-cell table:style-name="ce2" office:value-type="string" calcext:value-type="string">
            <text:p>Team #</text:p>
          </table:table-cell>
          <table:table-cell table:style-name="ce32" office:value-type="string" calcext:value-type="string">
            <text:p>Taxi</text:p>
          </table:table-cell>
          <table:table-cell table:style-name="ce12" office:value-type="string" calcext:value-type="string">
            <text:p>Cargo Scored</text:p>
          </table:table-cell>
          <table:table-cell table:style-name="ce15" office:value-type="string" calcext:value-type="string">
            <text:p>Cargo Attempted</text:p>
          </table:table-cell>
          <table:table-cell table:style-name="ce15" office:value-type="string" calcext:value-type="string">
            <text:p>Cargo Scored</text:p>
          </table:table-cell>
          <table:table-cell table:style-name="ce40" office:value-type="string" calcext:value-type="string">
            <text:p>Target Goal</text:p>
          </table:table-cell>
          <table:table-cell table:style-name="ce43" office:value-type="string" calcext:value-type="string">
            <text:p>Cargo Intake</text:p>
          </table:table-cell>
          <table:table-cell table:style-name="ce46" office:value-type="string" calcext:value-type="string">
            <text:p>Shooting Spot</text:p>
          </table:table-cell>
          <table:table-cell table:style-name="ce49" office:value-type="string" calcext:value-type="string">
            <text:p>Attempted Climb</text:p>
          </table:table-cell>
          <table:table-cell table:style-name="ce49" office:value-type="string" calcext:value-type="string">
            <text:p>Successful Climb</text:p>
          </table:table-cell>
          <table:table-cell table:style-name="ce54" office:value-type="string" calcext:value-type="string">
            <text:p>Climb Time</text:p>
          </table:table-cell>
          <table:table-cell table:style-name="ce59" office:value-type="string" calcext:value-type="string">
            <text:p>Driver Skill</text:p>
          </table:table-cell>
          <table:table-cell table:style-name="ce62" office:value-type="string" calcext:value-type="string">
            <text:p>Defense Skill</text:p>
          </table:table-cell>
          <table:table-cell table:style-name="ce65" office:value-type="string" calcext:value-type="string">
            <text:p>Defense Tolerance</text:p>
          </table:table-cell>
          <table:table-cell table:style-name="ce23" office:value-type="string" calcext:value-type="string">
            <text:p>Comments</text:p>
          </table:table-cell>
          <table:table-cell table:style-name="ce27" table:number-columns-repeated="1004"/>
        </table:table-row>
        <table:table-row table:style-name="ro1">
          <table:table-cell table:number-columns-repeated="2" office:value-type="string" calcext:value-type="string">
            <text:p>&lt;string&gt;</text:p>
          </table:table-cell>
          <table:table-cell office:value-type="string" calcext:value-type="string">
            <text:p>q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&lt;string&gt;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ef</text:p>
          </table:table-cell>
          <table:table-cell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Low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number-columns-repeated="3" office:value-type="string" calcext:value-type="string">
            <text:p>Not Observed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Not Attempted</text:p>
          </table:table-cell>
          <table:table-cell/>
          <table:table-cell table:number-columns-repeated="2" office:value-type="string" calcext:value-type="string">
            <text:p>Not Observed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Not Observed</text:p>
          </table:table-cell>
          <table:table-cell table:style-name="ce57"/>
          <table:table-cell table:number-columns-repeated="1008"/>
        </table:table-row>
        <table:table-row table:style-name="ro1">
          <table:table-cell table:number-columns-repeated="13"/>
          <table:table-cell table:style-name="ce51"/>
          <table:table-cell table:number-columns-repeated="101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emplate.E1:Template.E1048576">
            <calcext:condition calcext:apply-style-name="Red" calcext:value="=&quot;r1&quot;" calcext:base-cell-address="'2022nhgrs Info'.E1"/>
            <calcext:condition calcext:apply-style-name="Blue" calcext:value="=&quot;r2&quot;" calcext:base-cell-address="'2022nhgrs Info'.E1"/>
          </calcext:conditional-format>
          <calcext:conditional-format calcext:target-range-address="Template.A1:Template.AMJ1048576">
            <calcext:condition calcext:apply-style-name="Not Observed" calcext:value="=&quot;Not Observed&quot;" calcext:base-cell-address="'2022nhgrs Info'.A1"/>
            <calcext:condition calcext:apply-style-name="Bad" calcext:value="=&quot;None&quot;" calcext:base-cell-address="'2022nhgrs Info'.A1"/>
            <calcext:condition calcext:apply-style-name="Not Attempted" calcext:value="=&quot;Not Attempted&quot;" calcext:base-cell-address="'2022nhgrs Info'.A1"/>
            <calcext:condition calcext:apply-style-name="Neutral" calcext:value="=&quot;Some&quot;" calcext:base-cell-address="'2022nhgrs Info'.A1"/>
            <calcext:condition calcext:apply-style-name="Good" calcext:value="=&quot;Lots&quot;" calcext:base-cell-address="'2022nhgrs Info'.A1"/>
          </calcext:conditional-format>
          <calcext:conditional-format calcext:target-range-address="Template.Q1:Template.S1048576">
            <calcext:condition calcext:apply-style-name="Bad" calcext:value="=&quot;Low&quot;" calcext:base-cell-address="'2022nhgrs Info'.Q1"/>
            <calcext:condition calcext:apply-style-name="Neutral" calcext:value="=&quot;Medium&quot;" calcext:base-cell-address="'2022nhgrs Info'.Q1"/>
            <calcext:condition calcext:apply-style-name="Good" calcext:value="=&quot;High&quot;" calcext:base-cell-address="'2022nhgrs Info'.Q1"/>
          </calcext:conditional-format>
          <calcext:conditional-format calcext:target-range-address="Template.R1:Template.R1048576">
            <calcext:condition calcext:apply-style-name="Not Attempted" calcext:value="=&quot;Didn’t Defend&quot;" calcext:base-cell-address="'2022nhgrs Info'.R1"/>
          </calcext:conditional-format>
          <calcext:conditional-format calcext:target-range-address="Template.S1:Template.S1048576">
            <calcext:condition calcext:apply-style-name="Not Attempted" calcext:value="=&quot;Wasn’t Defended&quot;" calcext:base-cell-address="'2022nhgrs Info'.S1"/>
          </calcext:conditional-format>
          <calcext:conditional-format calcext:target-range-address="Template.N1:Template.O1048576">
            <calcext:condition calcext:apply-style-name="Bad" calcext:value="=1" calcext:base-cell-address="'2022nhgrs Info'.N1"/>
            <calcext:condition calcext:apply-style-name="Neutral" calcext:value="=2" calcext:base-cell-address="'2022nhgrs Info'.N1"/>
            <calcext:condition calcext:apply-style-name="Neutral Good" calcext:value="=3" calcext:base-cell-address="'2022nhgrs Info'.N1"/>
            <calcext:condition calcext:apply-style-name="Good" calcext:value="=4" calcext:base-cell-address="'2022nhgrs Info'.N1"/>
          </calcext:conditional-format>
          <calcext:conditional-format calcext:target-range-address="Template.P10:Template.P1048576 Template.P1:Template.P8">
            <calcext:condition calcext:apply-style-name="Good" calcext:value="=&quot;0-10&quot;" calcext:base-cell-address="'2022nhgrs Info'.P1"/>
            <calcext:condition calcext:apply-style-name="Neutral Good" calcext:value="=&quot;10-20&quot;" calcext:base-cell-address="'2022nhgrs Info'.P1"/>
            <calcext:condition calcext:apply-style-name="Neutral" calcext:value="=&quot;20-30&quot;" calcext:base-cell-address="'2022nhgrs Info'.P1"/>
            <calcext:condition calcext:apply-style-name="Bad" calcext:value="=&quot;&gt;30&quot;" calcext:base-cell-address="'2022nhgrs Info'.P1"/>
          </calcext:conditional-format>
          <calcext:conditional-format calcext:target-range-address="Template.G1:Template.G1048576">
            <calcext:condition calcext:apply-style-name="Good" calcext:value="=&quot;Yes&quot;" calcext:base-cell-address="'2022nhgrs Info'.G1"/>
            <calcext:condition calcext:apply-style-name="Bad" calcext:value="=&quot;No&quot;" calcext:base-cell-address="'2022nhgrs Info'.G1"/>
          </calcext:conditional-format>
          <calcext:conditional-format calcext:target-range-address="Template.K1:Template.L1048576">
            <calcext:condition calcext:apply-style-name="Both" calcext:value="=&quot;Both&quot;" calcext:base-cell-address="'2022nhgrs Info'.K1"/>
          </calcext:conditional-format>
          <calcext:conditional-format calcext:target-range-address="Template.M1:Template.M1048576">
            <calcext:condition calcext:apply-style-name="Option 1" calcext:value="=&quot;Close&quot;" calcext:base-cell-address="'2022nhgrs Info'.M1"/>
            <calcext:condition calcext:apply-style-name="Option 2" calcext:value="=&quot;Far&quot;" calcext:base-cell-address="'2022nhgrs Info'.M1"/>
            <calcext:condition calcext:apply-style-name="Both" calcext:value="=&quot;Adjustable&quot;" calcext:base-cell-address="'2022nhgrs Info'.M1"/>
          </calcext:conditional-format>
          <calcext:conditional-format calcext:target-range-address="Template.K1:Template.K1048576">
            <calcext:condition calcext:apply-style-name="Option 1" calcext:value="=&quot;Low&quot;" calcext:base-cell-address="'2022nhgrs Info'.K1"/>
            <calcext:condition calcext:apply-style-name="Option 2" calcext:value="=&quot;High&quot;" calcext:base-cell-address="'2022nhgrs Info'.K1"/>
          </calcext:conditional-format>
          <calcext:conditional-format calcext:target-range-address="Template.L1:Template.L1048576">
            <calcext:condition calcext:apply-style-name="Option 1" calcext:value="=&quot;Terminal&quot;" calcext:base-cell-address="'2022nhgrs Info'.L1"/>
            <calcext:condition calcext:apply-style-name="Option 2" calcext:value="=&quot;Ground&quot;" calcext:base-cell-address="'2022nhgrs Info'.L1"/>
          </calcext:conditional-format>
        </calcext:conditional-formats>
      </table:table>
      <table:table table:name="2022mabos Info" table:style-name="ta1">
        <office:forms form:automatic-focus="false" form:apply-design-mode="false"/>
        <table:table-column table:style-name="co1" table:number-columns-repeated="3" table:default-cell-style-name="ce97"/>
        <table:table-column table:style-name="co2" table:default-cell-style-name="ce97"/>
        <table:table-column table:style-name="co1" table:default-cell-style-name="ce101"/>
        <table:table-column table:style-name="co1" table:default-cell-style-name="ce97"/>
        <table:table-column table:style-name="co1" table:default-cell-style-name="ce104"/>
        <table:table-column table:style-name="co1" table:default-cell-style-name="ce97"/>
        <table:table-column table:style-name="co3" table:default-cell-style-name="ce97"/>
        <table:table-column table:style-name="co1" table:default-cell-style-name="ce97"/>
        <table:table-column table:style-name="co1" table:default-cell-style-name="ce112"/>
        <table:table-column table:style-name="co1" table:default-cell-style-name="ce115"/>
        <table:table-column table:style-name="co1" table:default-cell-style-name="ce118"/>
        <table:table-column table:style-name="co4" table:default-cell-style-name="ce121"/>
        <table:table-column table:style-name="co1" table:default-cell-style-name="ce121"/>
        <table:table-column table:style-name="co1" table:default-cell-style-name="ce126"/>
        <table:table-column table:style-name="co1" table:default-cell-style-name="ce131"/>
        <table:table-column table:style-name="co1" table:default-cell-style-name="ce134"/>
        <table:table-column table:style-name="co5" table:default-cell-style-name="ce137"/>
        <table:table-column table:style-name="co6" table:default-cell-style-name="ce97"/>
        <table:table-column table:style-name="co1" table:number-columns-repeated="1004" table:default-cell-style-name="ce97"/>
        <table:table-row table:style-name="ro1">
          <table:table-cell table:style-name="ce95" office:value-type="string" calcext:value-type="string" table:number-columns-spanned="6" table:number-rows-spanned="1">
            <text:p>Pregame</text:p>
          </table:table-cell>
          <table:covered-table-cell table:number-columns-repeated="3" table:style-name="ce98"/>
          <table:covered-table-cell table:style-name="ce99"/>
          <table:covered-table-cell table:style-name="ce98"/>
          <table:table-cell table:style-name="ce102" office:value-type="string" calcext:value-type="string" table:number-columns-spanned="2" table:number-rows-spanned="1">
            <text:p>Autonomous</text:p>
          </table:table-cell>
          <table:covered-table-cell table:style-name="ce105"/>
          <table:table-cell table:style-name="ce107" office:value-type="string" calcext:value-type="string" table:number-columns-spanned="5" table:number-rows-spanned="1">
            <text:p>Teleop </text:p>
          </table:table-cell>
          <table:covered-table-cell table:style-name="ce109"/>
          <table:covered-table-cell table:style-name="ce110"/>
          <table:covered-table-cell table:style-name="ce113"/>
          <table:covered-table-cell table:style-name="ce116"/>
          <table:table-cell table:style-name="ce119" office:value-type="string" calcext:value-type="string" table:number-columns-spanned="3" table:number-rows-spanned="1">
            <text:p>Endgame</text:p>
          </table:table-cell>
          <table:covered-table-cell table:style-name="ce123"/>
          <table:covered-table-cell table:style-name="ce124"/>
          <table:table-cell table:style-name="ce129" office:value-type="string" calcext:value-type="string" table:number-columns-spanned="4" table:number-rows-spanned="1">
            <text:p>Miscellaneous</text:p>
          </table:table-cell>
          <table:covered-table-cell table:style-name="ce132"/>
          <table:covered-table-cell table:style-name="ce135"/>
          <table:covered-table-cell table:style-name="ce138"/>
          <table:table-cell table:style-name="ce140" table:number-columns-repeated="1004"/>
        </table:table-row>
        <table:table-row table:style-name="ro1">
          <table:table-cell table:style-name="ce96" office:value-type="string" calcext:value-type="string">
            <text:p>Scouter</text:p>
          </table:table-cell>
          <table:table-cell table:style-name="ce96" office:value-type="string" calcext:value-type="string">
            <text:p>Event</text:p>
          </table:table-cell>
          <table:table-cell table:style-name="ce96" office:value-type="string" calcext:value-type="string">
            <text:p>Match Level</text:p>
          </table:table-cell>
          <table:table-cell table:style-name="ce96" office:value-type="string" calcext:value-type="string">
            <text:p>Match #</text:p>
          </table:table-cell>
          <table:table-cell table:style-name="ce100" office:value-type="string" calcext:value-type="string">
            <text:p>Alliance</text:p>
          </table:table-cell>
          <table:table-cell table:style-name="ce96" office:value-type="string" calcext:value-type="string">
            <text:p>Team #</text:p>
          </table:table-cell>
          <table:table-cell table:style-name="ce103" office:value-type="string" calcext:value-type="string">
            <text:p>Taxi</text:p>
          </table:table-cell>
          <table:table-cell table:style-name="ce106" office:value-type="string" calcext:value-type="string">
            <text:p>Cargo Scored</text:p>
          </table:table-cell>
          <table:table-cell table:style-name="ce108" office:value-type="string" calcext:value-type="string">
            <text:p>Cargo Attempted</text:p>
          </table:table-cell>
          <table:table-cell table:style-name="ce108" office:value-type="string" calcext:value-type="string">
            <text:p>Cargo Scored</text:p>
          </table:table-cell>
          <table:table-cell table:style-name="ce111" office:value-type="string" calcext:value-type="string">
            <text:p>Target Goal</text:p>
          </table:table-cell>
          <table:table-cell table:style-name="ce114" office:value-type="string" calcext:value-type="string">
            <text:p>Cargo Intake</text:p>
          </table:table-cell>
          <table:table-cell table:style-name="ce117" office:value-type="string" calcext:value-type="string">
            <text:p>Shooting Spot</text:p>
          </table:table-cell>
          <table:table-cell table:style-name="ce120" office:value-type="string" calcext:value-type="string">
            <text:p>Attempted Climb</text:p>
          </table:table-cell>
          <table:table-cell table:style-name="ce120" office:value-type="string" calcext:value-type="string">
            <text:p>Successful Climb</text:p>
          </table:table-cell>
          <table:table-cell table:style-name="ce125" office:value-type="string" calcext:value-type="string">
            <text:p>Climb Time</text:p>
          </table:table-cell>
          <table:table-cell table:style-name="ce130" office:value-type="string" calcext:value-type="string">
            <text:p>Driver Skill</text:p>
          </table:table-cell>
          <table:table-cell table:style-name="ce133" office:value-type="string" calcext:value-type="string">
            <text:p>Defense Skill</text:p>
          </table:table-cell>
          <table:table-cell table:style-name="ce136" office:value-type="string" calcext:value-type="string">
            <text:p>Defense Tolerance</text:p>
          </table:table-cell>
          <table:table-cell table:style-name="ce139" office:value-type="string" calcext:value-type="string">
            <text:p>Comments</text:p>
          </table:table-cell>
          <table:table-cell table:style-name="ce141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5"/>
          <table:table-cell table:style-name="ce127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128"/>
          <table:table-cell table:number-columns-repeated="1008"/>
        </table:table-row>
        <table:table-row table:style-name="ro1">
          <table:table-cell table:number-columns-repeated="13"/>
          <table:table-cell table:style-name="ce122"/>
          <table:table-cell table:number-columns-repeated="101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2mabos Info'.E1:'2022mabos Info'.E1048576">
            <calcext:condition calcext:apply-style-name="Red" calcext:value="=&quot;r1&quot;" calcext:base-cell-address="'2022mabos Info'.E1"/>
            <calcext:condition calcext:apply-style-name="Blue" calcext:value="=&quot;r2&quot;" calcext:base-cell-address="'2022mabos Info'.E1"/>
          </calcext:conditional-format>
          <calcext:conditional-format calcext:target-range-address="'2022mabos Info'.A1:'2022mabos Info'.AMJ1048576">
            <calcext:condition calcext:apply-style-name="Not Observed" calcext:value="=&quot;Not Observed&quot;" calcext:base-cell-address="'2022mabos Info'.A1"/>
            <calcext:condition calcext:apply-style-name="Bad" calcext:value="=&quot;None&quot;" calcext:base-cell-address="'2022mabos Info'.A1"/>
            <calcext:condition calcext:apply-style-name="Not Attempted" calcext:value="=&quot;Not Attempted&quot;" calcext:base-cell-address="'2022mabos Info'.A1"/>
            <calcext:condition calcext:apply-style-name="Neutral" calcext:value="=&quot;Some&quot;" calcext:base-cell-address="'2022mabos Info'.A1"/>
            <calcext:condition calcext:apply-style-name="Good" calcext:value="=&quot;Lots&quot;" calcext:base-cell-address="'2022mabos Info'.A1"/>
          </calcext:conditional-format>
          <calcext:conditional-format calcext:target-range-address="'2022mabos Info'.Q1:'2022mabos Info'.S1048576">
            <calcext:condition calcext:apply-style-name="Bad" calcext:value="=&quot;Low&quot;" calcext:base-cell-address="'2022mabos Info'.Q1"/>
            <calcext:condition calcext:apply-style-name="Neutral" calcext:value="=&quot;Medium&quot;" calcext:base-cell-address="'2022mabos Info'.Q1"/>
            <calcext:condition calcext:apply-style-name="Good" calcext:value="=&quot;High&quot;" calcext:base-cell-address="'2022mabos Info'.Q1"/>
          </calcext:conditional-format>
          <calcext:conditional-format calcext:target-range-address="'2022mabos Info'.R1:'2022mabos Info'.R1048576">
            <calcext:condition calcext:apply-style-name="Not Attempted" calcext:value="=&quot;Didn’t Defend&quot;" calcext:base-cell-address="'2022mabos Info'.R1"/>
          </calcext:conditional-format>
          <calcext:conditional-format calcext:target-range-address="'2022mabos Info'.S1:'2022mabos Info'.S1048576">
            <calcext:condition calcext:apply-style-name="Not Attempted" calcext:value="=&quot;Wasn’t Defended&quot;" calcext:base-cell-address="'2022mabos Info'.S1"/>
          </calcext:conditional-format>
          <calcext:conditional-format calcext:target-range-address="'2022mabos Info'.N1:'2022mabos Info'.O1048576">
            <calcext:condition calcext:apply-style-name="Bad" calcext:value="=1" calcext:base-cell-address="'2022mabos Info'.N1"/>
            <calcext:condition calcext:apply-style-name="Neutral" calcext:value="=2" calcext:base-cell-address="'2022mabos Info'.N1"/>
            <calcext:condition calcext:apply-style-name="Neutral Good" calcext:value="=3" calcext:base-cell-address="'2022mabos Info'.N1"/>
            <calcext:condition calcext:apply-style-name="Good" calcext:value="=4" calcext:base-cell-address="'2022mabos Info'.N1"/>
          </calcext:conditional-format>
          <calcext:conditional-format calcext:target-range-address="'2022mabos Info'.P10:'2022mabos Info'.P1048576 '2022mabos Info'.P1:'2022mabos Info'.P8">
            <calcext:condition calcext:apply-style-name="Good" calcext:value="=&quot;0-10&quot;" calcext:base-cell-address="'2022mabos Info'.P1"/>
            <calcext:condition calcext:apply-style-name="Neutral Good" calcext:value="=&quot;10-20&quot;" calcext:base-cell-address="'2022mabos Info'.P1"/>
            <calcext:condition calcext:apply-style-name="Neutral" calcext:value="=&quot;20-30&quot;" calcext:base-cell-address="'2022mabos Info'.P1"/>
            <calcext:condition calcext:apply-style-name="Bad" calcext:value="=&quot;&gt;30&quot;" calcext:base-cell-address="'2022mabos Info'.P1"/>
          </calcext:conditional-format>
          <calcext:conditional-format calcext:target-range-address="'2022mabos Info'.G1:'2022mabos Info'.G1048576">
            <calcext:condition calcext:apply-style-name="Good" calcext:value="=&quot;Yes&quot;" calcext:base-cell-address="'2022mabos Info'.G1"/>
            <calcext:condition calcext:apply-style-name="Bad" calcext:value="=&quot;No&quot;" calcext:base-cell-address="'2022mabos Info'.G1"/>
          </calcext:conditional-format>
          <calcext:conditional-format calcext:target-range-address="'2022mabos Info'.K1:'2022mabos Info'.L1048576">
            <calcext:condition calcext:apply-style-name="Both" calcext:value="=&quot;Both&quot;" calcext:base-cell-address="'2022mabos Info'.K1"/>
          </calcext:conditional-format>
          <calcext:conditional-format calcext:target-range-address="'2022mabos Info'.M1:'2022mabos Info'.M1048576">
            <calcext:condition calcext:apply-style-name="Option 1" calcext:value="=&quot;Close&quot;" calcext:base-cell-address="'2022mabos Info'.M1"/>
            <calcext:condition calcext:apply-style-name="Option 2" calcext:value="=&quot;Far&quot;" calcext:base-cell-address="'2022mabos Info'.M1"/>
            <calcext:condition calcext:apply-style-name="Both" calcext:value="=&quot;Adjustable&quot;" calcext:base-cell-address="'2022mabos Info'.M1"/>
          </calcext:conditional-format>
          <calcext:conditional-format calcext:target-range-address="'2022mabos Info'.K1:'2022mabos Info'.K1048576">
            <calcext:condition calcext:apply-style-name="Option 1" calcext:value="=&quot;Low&quot;" calcext:base-cell-address="'2022mabos Info'.K1"/>
            <calcext:condition calcext:apply-style-name="Option 2" calcext:value="=&quot;High&quot;" calcext:base-cell-address="'2022mabos Info'.K1"/>
          </calcext:conditional-format>
          <calcext:conditional-format calcext:target-range-address="'2022mabos Info'.L1:'2022mabos Info'.L1048576">
            <calcext:condition calcext:apply-style-name="Option 1" calcext:value="=&quot;Terminal&quot;" calcext:base-cell-address="'2022mabos Info'.L1"/>
            <calcext:condition calcext:apply-style-name="Option 2" calcext:value="=&quot;Ground&quot;" calcext:base-cell-address="'2022mabos Info'.L1"/>
          </calcext:conditional-format>
        </calcext:conditional-formats>
      </table:table>
      <table:table table:name="2022nhgrs Info" table:style-name="ta1">
        <table:table-column table:style-name="co1" table:number-columns-repeated="3" table:default-cell-style-name="ce144"/>
        <table:table-column table:style-name="co2" table:default-cell-style-name="ce144"/>
        <table:table-column table:style-name="co1" table:default-cell-style-name="ce148"/>
        <table:table-column table:style-name="co1" table:default-cell-style-name="ce144"/>
        <table:table-column table:style-name="co1" table:default-cell-style-name="ce151"/>
        <table:table-column table:style-name="co1" table:default-cell-style-name="ce144"/>
        <table:table-column table:style-name="co3" table:default-cell-style-name="ce144"/>
        <table:table-column table:style-name="co1" table:default-cell-style-name="ce144"/>
        <table:table-column table:style-name="co1" table:default-cell-style-name="ce159"/>
        <table:table-column table:style-name="co1" table:default-cell-style-name="ce162"/>
        <table:table-column table:style-name="co1" table:default-cell-style-name="ce221"/>
        <table:table-column table:style-name="co4" table:default-cell-style-name="ce224"/>
        <table:table-column table:style-name="co1" table:default-cell-style-name="ce224"/>
        <table:table-column table:style-name="co1" table:default-cell-style-name="ce229"/>
        <table:table-column table:style-name="co1" table:default-cell-style-name="ce233"/>
        <table:table-column table:style-name="co1" table:default-cell-style-name="ce236"/>
        <table:table-column table:style-name="co5" table:default-cell-style-name="ce239"/>
        <table:table-column table:style-name="co6" table:default-cell-style-name="ce144"/>
        <table:table-column table:style-name="co1" table:number-columns-repeated="1004" table:default-cell-style-name="ce144"/>
        <table:table-row table:style-name="ro1">
          <table:table-cell table:style-name="ce142" office:value-type="string" calcext:value-type="string" table:number-columns-spanned="6" table:number-rows-spanned="1">
            <text:p>Pregame</text:p>
          </table:table-cell>
          <table:covered-table-cell table:number-columns-repeated="3" table:style-name="ce145"/>
          <table:covered-table-cell table:style-name="ce146"/>
          <table:covered-table-cell table:style-name="ce145"/>
          <table:table-cell table:style-name="ce149" office:value-type="string" calcext:value-type="string" table:number-columns-spanned="2" table:number-rows-spanned="1">
            <text:p>Autonomous</text:p>
          </table:table-cell>
          <table:covered-table-cell table:style-name="ce152"/>
          <table:table-cell table:style-name="ce154" office:value-type="string" calcext:value-type="string" table:number-columns-spanned="5" table:number-rows-spanned="1">
            <text:p>Teleop </text:p>
          </table:table-cell>
          <table:covered-table-cell table:style-name="ce156"/>
          <table:covered-table-cell table:style-name="ce157"/>
          <table:covered-table-cell table:style-name="ce160"/>
          <table:covered-table-cell table:style-name="ce163"/>
          <table:table-cell table:style-name="ce222" office:value-type="string" calcext:value-type="string" table:number-columns-spanned="3" table:number-rows-spanned="1">
            <text:p>Endgame</text:p>
          </table:table-cell>
          <table:covered-table-cell table:style-name="ce226"/>
          <table:covered-table-cell table:style-name="ce227"/>
          <table:table-cell table:style-name="ce231" office:value-type="string" calcext:value-type="string" table:number-columns-spanned="4" table:number-rows-spanned="1">
            <text:p>Miscellaneous</text:p>
          </table:table-cell>
          <table:covered-table-cell table:style-name="ce234"/>
          <table:covered-table-cell table:style-name="ce237"/>
          <table:covered-table-cell table:style-name="ce240"/>
          <table:table-cell table:style-name="ce242" table:number-columns-repeated="1004"/>
        </table:table-row>
        <table:table-row table:style-name="ro1">
          <table:table-cell table:style-name="ce143" office:value-type="string" calcext:value-type="string">
            <text:p>Scouter</text:p>
          </table:table-cell>
          <table:table-cell table:style-name="ce143" office:value-type="string" calcext:value-type="string">
            <text:p>Event</text:p>
          </table:table-cell>
          <table:table-cell table:style-name="ce143" office:value-type="string" calcext:value-type="string">
            <text:p>Match Level</text:p>
          </table:table-cell>
          <table:table-cell table:style-name="ce143" office:value-type="string" calcext:value-type="string">
            <text:p>Match #</text:p>
          </table:table-cell>
          <table:table-cell table:style-name="ce147" office:value-type="string" calcext:value-type="string">
            <text:p>Alliance</text:p>
          </table:table-cell>
          <table:table-cell table:style-name="ce143" office:value-type="string" calcext:value-type="string">
            <text:p>Team #</text:p>
          </table:table-cell>
          <table:table-cell table:style-name="ce150" office:value-type="string" calcext:value-type="string">
            <text:p>Taxi</text:p>
          </table:table-cell>
          <table:table-cell table:style-name="ce153" office:value-type="string" calcext:value-type="string">
            <text:p>Cargo Scor1</text:p>
          </table:table-cell>
          <table:table-cell table:style-name="ce155" office:value-type="string" calcext:value-type="string">
            <text:p>Cargo Attempted</text:p>
          </table:table-cell>
          <table:table-cell table:style-name="ce155" office:value-type="string" calcext:value-type="string">
            <text:p>Cargo Scor1</text:p>
          </table:table-cell>
          <table:table-cell table:style-name="ce158" office:value-type="string" calcext:value-type="string">
            <text:p>Target Goal</text:p>
          </table:table-cell>
          <table:table-cell table:style-name="ce161" office:value-type="string" calcext:value-type="string">
            <text:p>Cargo Intake</text:p>
          </table:table-cell>
          <table:table-cell table:style-name="ce168" office:value-type="string" calcext:value-type="string">
            <text:p>Shooting Spot</text:p>
          </table:table-cell>
          <table:table-cell table:style-name="ce223" office:value-type="string" calcext:value-type="string">
            <text:p>Attempted Climb</text:p>
          </table:table-cell>
          <table:table-cell table:style-name="ce223" office:value-type="string" calcext:value-type="string">
            <text:p>Successful Climb</text:p>
          </table:table-cell>
          <table:table-cell table:style-name="ce228" office:value-type="string" calcext:value-type="string">
            <text:p>Climb Time</text:p>
          </table:table-cell>
          <table:table-cell table:style-name="ce232" office:value-type="string" calcext:value-type="string">
            <text:p>Driver Skill</text:p>
          </table:table-cell>
          <table:table-cell table:style-name="ce235" office:value-type="string" calcext:value-type="string">
            <text:p>Defense Skill</text:p>
          </table:table-cell>
          <table:table-cell table:style-name="ce238" office:value-type="string" calcext:value-type="string">
            <text:p>Defense Tolerance</text:p>
          </table:table-cell>
          <table:table-cell table:style-name="ce241" office:value-type="string" calcext:value-type="string">
            <text:p>Comments</text:p>
          </table:table-cell>
          <table:table-cell table:style-name="ce243"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30"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30"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style-name="ce225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5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ts</text:p>
          </table:table-cell>
          <table:table-cell table:number-columns-repeated="5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0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4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7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2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6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92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226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mb in first part of tele op and pulled teammate in auto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7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09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mper fell off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87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 Data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90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dns</text:p>
          </table:table-cell>
          <table:table-cell office:value-type="float" office:value="6328" calcext:value-type="float">
            <text:p>63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ssis &amp; climber onl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mper got stuck on hub, disabled robot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76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ght have been broken, didn't really mov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 net on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s a big net, plays defen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5895" calcext:value-type="float">
            <text:p>58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895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??40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40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01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nocked off bar by 12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10482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2nhgrs Info'.E1:'2022nhgrs Info'.E1048576">
            <calcext:condition calcext:apply-style-name="Red" calcext:value="=&quot;r1&quot;" calcext:base-cell-address="'2022nhgrs Info'.E1"/>
            <calcext:condition calcext:apply-style-name="Blue" calcext:value="=&quot;r2&quot;" calcext:base-cell-address="'2022nhgrs Info'.E1"/>
          </calcext:conditional-format>
          <calcext:conditional-format calcext:target-range-address="'2022nhgrs Info'.A1:'2022nhgrs Info'.AMJ1048576">
            <calcext:condition calcext:apply-style-name="Not Observed" calcext:value="=&quot;Not Observed&quot;" calcext:base-cell-address="'2022nhgrs Info'.A1"/>
            <calcext:condition calcext:apply-style-name="Bad" calcext:value="=&quot;None&quot;" calcext:base-cell-address="'2022nhgrs Info'.A1"/>
            <calcext:condition calcext:apply-style-name="Not Attempted" calcext:value="=&quot;Not Attempted&quot;" calcext:base-cell-address="'2022nhgrs Info'.A1"/>
            <calcext:condition calcext:apply-style-name="Neutral" calcext:value="=&quot;Some&quot;" calcext:base-cell-address="'2022nhgrs Info'.A1"/>
            <calcext:condition calcext:apply-style-name="Good" calcext:value="=&quot;Lots&quot;" calcext:base-cell-address="'2022nhgrs Info'.A1"/>
          </calcext:conditional-format>
          <calcext:conditional-format calcext:target-range-address="'2022nhgrs Info'.Q1:'2022nhgrs Info'.S1048576">
            <calcext:condition calcext:apply-style-name="Bad" calcext:value="=&quot;Low&quot;" calcext:base-cell-address="'2022nhgrs Info'.Q1"/>
            <calcext:condition calcext:apply-style-name="Neutral" calcext:value="=&quot;Medium&quot;" calcext:base-cell-address="'2022nhgrs Info'.Q1"/>
            <calcext:condition calcext:apply-style-name="Good" calcext:value="=&quot;High&quot;" calcext:base-cell-address="'2022nhgrs Info'.Q1"/>
          </calcext:conditional-format>
          <calcext:conditional-format calcext:target-range-address="'2022nhgrs Info'.R1:'2022nhgrs Info'.R1048576">
            <calcext:condition calcext:apply-style-name="Not Attempted" calcext:value="=&quot;Didn't Defend&quot;" calcext:base-cell-address="'2022nhgrs Info'.R1"/>
          </calcext:conditional-format>
          <calcext:conditional-format calcext:target-range-address="'2022nhgrs Info'.S1:'2022nhgrs Info'.S1048576">
            <calcext:condition calcext:apply-style-name="Not Attempted" calcext:value="=&quot;Wasn’t Defended&quot;" calcext:base-cell-address="'2022nhgrs Info'.S1"/>
            <calcext:condition calcext:apply-style-name="Option 1" calcext:value="=&quot;No&quot;" calcext:base-cell-address="'2022nhgrs Info'.S1"/>
            <calcext:condition calcext:apply-style-name="Option 2" calcext:value="=&quot;Yes&quot;" calcext:base-cell-address="'2022nhgrs Info'.S1"/>
          </calcext:conditional-format>
          <calcext:conditional-format calcext:target-range-address="'2022nhgrs Info'.N1:'2022nhgrs Info'.O1048576">
            <calcext:condition calcext:apply-style-name="Bad" calcext:value="=1" calcext:base-cell-address="'2022nhgrs Info'.N1"/>
            <calcext:condition calcext:apply-style-name="Neutral" calcext:value="=2" calcext:base-cell-address="'2022nhgrs Info'.N1"/>
            <calcext:condition calcext:apply-style-name="Neutral Good" calcext:value="=3" calcext:base-cell-address="'2022nhgrs Info'.N1"/>
            <calcext:condition calcext:apply-style-name="Good" calcext:value="=4" calcext:base-cell-address="'2022nhgrs Info'.N1"/>
          </calcext:conditional-format>
          <calcext:conditional-format calcext:target-range-address="'2022nhgrs Info'.P1:'2022nhgrs Info'.P1048576">
            <calcext:condition calcext:apply-style-name="Good" calcext:value="=&quot;0-10&quot;" calcext:base-cell-address="'2022nhgrs Info'.P1"/>
            <calcext:condition calcext:apply-style-name="Neutral Good" calcext:value="=&quot;10-20&quot;" calcext:base-cell-address="'2022nhgrs Info'.P1"/>
            <calcext:condition calcext:apply-style-name="Neutral" calcext:value="=&quot;20-30&quot;" calcext:base-cell-address="'2022nhgrs Info'.P1"/>
            <calcext:condition calcext:apply-style-name="Bad" calcext:value="=&quot;&gt;30&quot;" calcext:base-cell-address="'2022nhgrs Info'.P1"/>
          </calcext:conditional-format>
          <calcext:conditional-format calcext:target-range-address="'2022nhgrs Info'.G1:'2022nhgrs Info'.G1048576">
            <calcext:condition calcext:apply-style-name="Good" calcext:value="=&quot;Yes&quot;" calcext:base-cell-address="'2022nhgrs Info'.G1"/>
            <calcext:condition calcext:apply-style-name="Bad" calcext:value="=&quot;No&quot;" calcext:base-cell-address="'2022nhgrs Info'.G1"/>
          </calcext:conditional-format>
          <calcext:conditional-format calcext:target-range-address="'2022nhgrs Info'.K1:'2022nhgrs Info'.L1048576">
            <calcext:condition calcext:apply-style-name="Both" calcext:value="=&quot;Both&quot;" calcext:base-cell-address="'2022nhgrs Info'.K1"/>
          </calcext:conditional-format>
          <calcext:conditional-format calcext:target-range-address="'2022nhgrs Info'.M1:'2022nhgrs Info'.M1048576">
            <calcext:condition calcext:apply-style-name="Option 1" calcext:value="=&quot;Close&quot;" calcext:base-cell-address="'2022nhgrs Info'.M1"/>
            <calcext:condition calcext:apply-style-name="Option 2" calcext:value="=&quot;Far&quot;" calcext:base-cell-address="'2022nhgrs Info'.M1"/>
            <calcext:condition calcext:apply-style-name="Both" calcext:value="=&quot;Adjustable&quot;" calcext:base-cell-address="'2022nhgrs Info'.M1"/>
          </calcext:conditional-format>
          <calcext:conditional-format calcext:target-range-address="'2022nhgrs Info'.K1:'2022nhgrs Info'.K1048576">
            <calcext:condition calcext:apply-style-name="Option 1" calcext:value="=&quot;Low&quot;" calcext:base-cell-address="'2022nhgrs Info'.K1"/>
            <calcext:condition calcext:apply-style-name="Option 2" calcext:value="=&quot;High&quot;" calcext:base-cell-address="'2022nhgrs Info'.K1"/>
          </calcext:conditional-format>
          <calcext:conditional-format calcext:target-range-address="'2022nhgrs Info'.L1:'2022nhgrs Info'.L1048576">
            <calcext:condition calcext:apply-style-name="Option 1" calcext:value="=&quot;Terminal&quot;" calcext:base-cell-address="'2022nhgrs Info'.L1"/>
            <calcext:condition calcext:apply-style-name="Option 2" calcext:value="=&quot;Ground&quot;" calcext:base-cell-address="'2022nhgrs Info'.L1"/>
          </calcext:conditional-format>
        </calcext:conditional-formats>
      </table:table>
      <table:table table:name="2022nhgrs Total" table:style-name="ta1">
        <office:forms form:automatic-focus="false" form:apply-design-mode="false"/>
        <table:table-column table:style-name="co7" table:number-columns-repeated="5" table:default-cell-style-name="ce248"/>
        <table:table-column table:style-name="co8" table:default-cell-style-name="ce248"/>
        <table:table-column table:style-name="co7" table:number-columns-repeated="4" table:default-cell-style-name="ce248"/>
        <table:table-column table:style-name="co9" table:number-columns-repeated="2" table:default-cell-style-name="ce248"/>
        <table:table-column table:style-name="co7" table:number-columns-repeated="3" table:default-cell-style-name="ce248"/>
        <table:table-column table:style-name="co10" table:default-cell-style-name="ce248"/>
        <table:table-column table:style-name="co7" table:number-columns-repeated="1008" table:default-cell-style-name="ce248"/>
        <table:table-row table:style-name="ro1">
          <table:table-cell table:style-name="ce164" office:value-type="string" calcext:value-type="string" table:number-columns-spanned="2" table:number-rows-spanned="1">
            <text:p>Postgame</text:p>
          </table:table-cell>
          <table:covered-table-cell/>
          <table:table-cell table:style-name="ce171" office:value-type="string" calcext:value-type="string">
            <text:p>Pregame</text:p>
          </table:table-cell>
          <table:table-cell table:style-name="ce174" office:value-type="string" calcext:value-type="string" table:number-columns-spanned="2" table:number-rows-spanned="1">
            <text:p>Autonomous</text:p>
          </table:table-cell>
          <table:covered-table-cell/>
          <table:table-cell table:style-name="ce183" office:value-type="string" calcext:value-type="string" table:number-columns-spanned="5" table:number-rows-spanned="1">
            <text:p>Teleop</text:p>
          </table:table-cell>
          <table:covered-table-cell table:number-columns-repeated="4"/>
          <table:table-cell table:style-name="ce195" office:value-type="string" calcext:value-type="string" table:number-columns-spanned="3" table:number-rows-spanned="1">
            <text:p>Endgame</text:p>
          </table:table-cell>
          <table:covered-table-cell table:number-columns-repeated="2"/>
          <table:table-cell table:style-name="ce207" office:value-type="string" calcext:value-type="string" table:number-columns-spanned="3" table:number-rows-spanned="1">
            <text:p>Miscellaneous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165" office:value-type="string" calcext:value-type="string">
            <text:p>Choice</text:p>
          </table:table-cell>
          <table:table-cell table:style-name="ce165" office:value-type="string" calcext:value-type="string">
            <text:p>Thoughts?</text:p>
          </table:table-cell>
          <table:table-cell table:style-name="ce172" office:value-type="string" calcext:value-type="string">
            <text:p>Team Number</text:p>
          </table:table-cell>
          <table:table-cell table:style-name="ce175" office:value-type="string" calcext:value-type="string">
            <text:p>Taxi</text:p>
          </table:table-cell>
          <table:table-cell table:style-name="ce175" office:value-type="string" calcext:value-type="string">
            <text:p>Cargo Scored</text:p>
          </table:table-cell>
          <table:table-cell table:style-name="ce184" office:value-type="string" calcext:value-type="string">
            <text:p>Cargo Attempted</text:p>
          </table:table-cell>
          <table:table-cell table:style-name="ce184" office:value-type="string" calcext:value-type="string">
            <text:p>Cargo Scored</text:p>
          </table:table-cell>
          <table:table-cell table:style-name="ce184" office:value-type="string" calcext:value-type="string">
            <text:p>Target Goal</text:p>
          </table:table-cell>
          <table:table-cell table:style-name="ce184" office:value-type="string" calcext:value-type="string">
            <text:p>Cargo Intake</text:p>
          </table:table-cell>
          <table:table-cell table:style-name="ce184" office:value-type="string" calcext:value-type="string">
            <text:p>Shooting Spot</text:p>
          </table:table-cell>
          <table:table-cell table:style-name="ce196" office:value-type="string" calcext:value-type="string">
            <text:p>Attempted Climb</text:p>
          </table:table-cell>
          <table:table-cell table:style-name="ce196" office:value-type="string" calcext:value-type="string">
            <text:p>Successful Climb</text:p>
          </table:table-cell>
          <table:table-cell table:style-name="ce203" office:value-type="string" calcext:value-type="string">
            <text:p>Climb Time</text:p>
          </table:table-cell>
          <table:table-cell table:style-name="ce208" office:value-type="string" calcext:value-type="string">
            <text:p>Driver Skill</text:p>
          </table:table-cell>
          <table:table-cell table:style-name="ce208" office:value-type="string" calcext:value-type="string">
            <text:p>Defense Skill</text:p>
          </table:table-cell>
          <table:table-cell table:style-name="ce208" office:value-type="string" calcext:value-type="string">
            <text:p>Comments</text:p>
          </table:table-cell>
          <table:table-cell table:number-columns-repeated="1008"/>
        </table:table-row>
        <table:table-row table:style-name="ro1">
          <table:table-cell table:style-name="ce166" office:value-type="float" office:value="0" calcext:value-type="float">
            <text:p>0</text:p>
          </table:table-cell>
          <table:table-cell table:style-name="ce169" office:value-type="float" office:value="8" calcext:value-type="float">
            <text:p>8</text:p>
          </table:table-cell>
          <table:table-cell table:style-name="ce173" office:value-type="string" calcext:value-type="string">
            <text:p>F_ 95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Some</text:p>
          </table:table-cell>
          <table:table-cell table:number-columns-repeated="2" table:style-name="ce180" office:value-type="string" calcext:value-type="string">
            <text:p>Lots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Both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4</text:p>
          </table:table-cell>
          <table:table-cell table:style-name="ce200" office:value-type="string" calcext:value-type="string">
            <text:p>4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Medium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95</text:p>
          </table:table-cell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 office:value-type="float" office:value="1" calcext:value-type="float">
            <text:p>1</text:p>
          </table:table-cell>
          <table:table-cell table:style-name="ce170" office:value-type="float" office:value="8" calcext:value-type="float">
            <text:p>8</text:p>
          </table:table-cell>
          <table:table-cell table:style-name="ce173" office:value-type="string" calcext:value-type="string">
            <text:p>F_ 6328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Lots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4</text:p>
          </table:table-cell>
          <table:table-cell table:style-name="ce200" office:value-type="string" calcext:value-type="string">
            <text:p>4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Low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6328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Lots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4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5 ball auto, hook didn't set for transversal, missed some shots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 office:value-type="float" office:value="2" calcext:value-type="float">
            <text:p>2</text:p>
          </table:table-cell>
          <table:table-cell table:style-name="ce170" office:value-type="float" office:value="8" calcext:value-type="float">
            <text:p>8</text:p>
          </table:table-cell>
          <table:table-cell table:style-name="ce173" office:value-type="string" calcext:value-type="string">
            <text:p>F_ 7407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Lots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Both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4</text:p>
          </table:table-cell>
          <table:table-cell table:style-name="ce200" office:value-type="string" calcext:value-type="string">
            <text:p>4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7407</text:p>
          </table:table-cell>
          <table:table-cell table:style-name="ce176" office:value-type="string" calcext:value-type="string">
            <text:p>Y</text:p>
          </table:table-cell>
          <table:table-cell table:number-columns-repeated="2" table:style-name="ce180" office:value-type="string" calcext:value-type="string">
            <text:p>Lots</text:p>
          </table:table-cell>
          <table:table-cell table:style-name="ce180" office:value-type="string" calcext:value-type="string">
            <text:p>Som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missed half of high shots, can't deal with defense, didn't swing enough to climb traversal, sad brakes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 office:value-type="float" office:value="3" calcext:value-type="float">
            <text:p>3</text:p>
          </table:table-cell>
          <table:table-cell table:style-name="ce170" office:value-type="float" office:value="7" calcext:value-type="float">
            <text:p>7</text:p>
          </table:table-cell>
          <table:table-cell table:style-name="ce173" office:value-type="string" calcext:value-type="string">
            <text:p>F_ 3467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Some</text:p>
          </table:table-cell>
          <table:table-cell table:number-columns-repeated="2" table:style-name="ce180" office:value-type="string" calcext:value-type="string">
            <text:p>Lots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4</text:p>
          </table:table-cell>
          <table:table-cell table:style-name="ce200" office:value-type="string" calcext:value-type="string">
            <text:p>4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Medium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3467</text:p>
          </table:table-cell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 office:value-type="float" office:value="4" calcext:value-type="float">
            <text:p>4</text:p>
          </table:table-cell>
          <table:table-cell table:style-name="ce170" office:value-type="float" office:value="7" calcext:value-type="float">
            <text:p>7</text:p>
          </table:table-cell>
          <table:table-cell table:style-name="ce173" office:value-type="string" calcext:value-type="string">
            <text:p>F_ 131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Some</text:p>
          </table:table-cell>
          <table:table-cell table:style-name="ce180" office:value-type="string" calcext:value-type="string">
            <text:p>Lots</text:p>
          </table:table-cell>
          <table:table-cell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4</text:p>
          </table:table-cell>
          <table:table-cell table:style-name="ce200" office:value-type="string" calcext:value-type="string">
            <text:p>4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Low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131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Lots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4</text:p>
          </table:table-cell>
          <table:table-cell table:style-name="ce200" office:value-type="string" calcext:value-type="string">
            <text:p>4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Swerve drive, oddly good with dealing with defense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 office:value-type="float" office:value="5" calcext:value-type="float">
            <text:p>5</text:p>
          </table:table-cell>
          <table:table-cell table:style-name="ce170" office:value-type="float" office:value="7" calcext:value-type="float">
            <text:p>7</text:p>
          </table:table-cell>
          <table:table-cell table:style-name="ce173" office:value-type="string" calcext:value-type="string">
            <text:p>F_ 8724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Some</text:p>
          </table:table-cell>
          <table:table-cell table:number-columns-repeated="2" table:style-name="ce180" office:value-type="string" calcext:value-type="string">
            <text:p>Lots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3</text:p>
          </table:table-cell>
          <table:table-cell table:style-name="ce200" office:value-type="string" calcext:value-type="string">
            <text:p>3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8724</text:p>
          </table:table-cell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 office:value-type="float" office:value="6" calcext:value-type="float">
            <text:p>6</text:p>
          </table:table-cell>
          <table:table-cell table:style-name="ce170" office:value-type="float" office:value="7" calcext:value-type="float">
            <text:p>7</text:p>
          </table:table-cell>
          <table:table-cell table:style-name="ce173" office:value-type="string" calcext:value-type="string">
            <text:p>F_ 4909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High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6"/>
          <table:table-cell table:style-name="ce169"/>
          <table:table-cell table:style-name="ce167" office:value-type="string" calcext:value-type="string">
            <text:p>Add_4909</text:p>
          </table:table-cell>
          <table:table-cell table:style-name="ce177" office:value-type="string" calcext:value-type="string">
            <text:p>Y</text:p>
          </table:table-cell>
          <table:table-cell table:style-name="ce180" office:value-type="string" calcext:value-type="string">
            <text:p>Lots(3)(1)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Not Attempted</text:p>
          </table:table-cell>
          <table:table-cell table:style-name="ce200" office:value-type="string" calcext:value-type="string">
            <text:p>Not Attempted</text:p>
          </table:table-cell>
          <table:table-cell table:style-name="ce204" office:value-type="string" calcext:value-type="string">
            <text:p>Not Attempted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Swerve Drive, can't deal with defense. Good cycle, bad accuracy</text:p>
          </table:table-cell>
          <table:table-cell table:number-columns-repeated="1008"/>
        </table:table-row>
        <table:table-row table:style-name="ro1">
          <table:table-cell table:style-name="ce166"/>
          <table:table-cell table:style-name="ce169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6" office:value-type="float" office:value="7" calcext:value-type="float">
            <text:p>7</text:p>
          </table:table-cell>
          <table:table-cell table:style-name="ce169" office:value-type="float" office:value="6" calcext:value-type="float">
            <text:p>6</text:p>
          </table:table-cell>
          <table:table-cell table:style-name="ce173" office:value-type="string" calcext:value-type="string">
            <text:p>F_ 88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Low</text:p>
          </table:table-cell>
          <table:table-cell table:style-name="ce212" office:value-type="string" calcext:value-type="string">
            <text:p>Medium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88</text:p>
          </table:table-cell>
          <table:table-cell table:style-name="ce178" office:value-type="string" calcext:value-type="string">
            <text:p>Y</text:p>
          </table:table-cell>
          <table:table-cell table:style-name="ce181" office:value-type="string" calcext:value-type="string">
            <text:p>None</text:p>
          </table:table-cell>
          <table:table-cell table:number-columns-repeated="2" table:style-name="ce181" office:value-type="string" calcext:value-type="string">
            <text:p>Some</text:p>
          </table:table-cell>
          <table:table-cell table:style-name="ce187" office:value-type="string" calcext:value-type="string">
            <text:p>High</text:p>
          </table:table-cell>
          <table:table-cell table:style-name="ce190" office:value-type="string" calcext:value-type="string">
            <text:p>Ground</text:p>
          </table:table-cell>
          <table:table-cell table:style-name="ce193" office:value-type="string" calcext:value-type="string">
            <text:p>Far</text:p>
          </table:table-cell>
          <table:table-cell table:style-name="ce198" office:value-type="string" calcext:value-type="string">
            <text:p>Not Attempted</text:p>
          </table:table-cell>
          <table:table-cell table:style-name="ce201" office:value-type="string" calcext:value-type="string">
            <text:p>Not Attempted</text:p>
          </table:table-cell>
          <table:table-cell table:style-name="ce205" office:value-type="string" calcext:value-type="string">
            <text:p>Not Attempted</text:p>
          </table:table-cell>
          <table:table-cell table:style-name="ce210" office:value-type="string" calcext:value-type="string">
            <text:p>Medium</text:p>
          </table:table-cell>
          <table:table-cell table:style-name="ce213" office:value-type="string" calcext:value-type="string">
            <text:p>Didn't Defend</text:p>
          </table:table-cell>
          <table:table-cell table:style-name="ce216" office:value-type="string" calcext:value-type="string">
            <text:p>Decent Shooting, but slow</text:p>
          </table:table-cell>
          <table:table-cell table:number-columns-repeated="1008"/>
        </table:table-row>
        <table:table-row table:style-name="ro1">
          <table:table-cell table:style-name="ce166"/>
          <table:table-cell table:style-name="ce169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6" office:value-type="float" office:value="8" calcext:value-type="float">
            <text:p>8</text:p>
          </table:table-cell>
          <table:table-cell table:style-name="ce169" office:value-type="float" office:value="5" calcext:value-type="float">
            <text:p>5</text:p>
          </table:table-cell>
          <table:table-cell table:style-name="ce173" office:value-type="string" calcext:value-type="string">
            <text:p>F_ 78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Some</text:p>
          </table:table-cell>
          <table:table-cell table:style-name="ce180" office:value-type="string" calcext:value-type="string">
            <text:p>Lots</text:p>
          </table:table-cell>
          <table:table-cell table:style-name="ce180" office:value-type="string" calcext:value-type="string">
            <text:p>Som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Far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High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78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Some</text:p>
          </table:table-cell>
          <table:table-cell table:number-columns-repeated="2" table:style-name="ce180" office:value-type="string" calcext:value-type="string">
            <text:p>Lots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fast cycle, sort of decent climb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6" calcext:value-type="float">
            <text:p>6</text:p>
          </table:table-cell>
          <table:table-cell table:style-name="ce173" office:value-type="string" calcext:value-type="string">
            <text:p>F_ 151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151</text:p>
          </table:table-cell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6" calcext:value-type="float">
            <text:p>6</text:p>
          </table:table-cell>
          <table:table-cell table:style-name="ce173" office:value-type="string" calcext:value-type="string">
            <text:p>F_ 811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Far</text:p>
          </table:table-cell>
          <table:table-cell table:style-name="ce197" office:value-type="string" calcext:value-type="string">
            <text:p>3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811</text:p>
          </table:table-cell>
          <table:table-cell table:style-name="ce176" office:value-type="string" calcext:value-type="string">
            <text:p>Y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0" office:value-type="string" calcext:value-type="string">
            <text:p>Non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Far</text:p>
          </table:table-cell>
          <table:table-cell table:style-name="ce197" office:value-type="string" calcext:value-type="string">
            <text:p>3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30+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1 ball auto, really slow cycle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6" calcext:value-type="float">
            <text:p>6</text:p>
          </table:table-cell>
          <table:table-cell table:style-name="ce173" office:value-type="string" calcext:value-type="string">
            <text:p>F_ 1058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Low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1058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Not Attempted</text:p>
          </table:table-cell>
          <table:table-cell table:style-name="ce200" office:value-type="string" calcext:value-type="string">
            <text:p>Not Attempted</text:p>
          </table:table-cell>
          <table:table-cell table:style-name="ce204" office:value-type="string" calcext:value-type="string">
            <text:p>Not Attempted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Low</text:p>
          </table:table-cell>
          <table:table-cell table:style-name="ce215" office:value-type="string" calcext:value-type="string">
            <text:p>missed auto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6" calcext:value-type="float">
            <text:p>6</text:p>
          </table:table-cell>
          <table:table-cell table:style-name="ce173" office:value-type="string" calcext:value-type="string">
            <text:p>F_ 1768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1768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Some</text:p>
          </table:table-cell>
          <table:table-cell table:number-columns-repeated="2" table:style-name="ce180" office:value-type="string" calcext:value-type="string">
            <text:p>Lots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1 ball auto, good cycle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6" calcext:value-type="float">
            <text:p>6</text:p>
          </table:table-cell>
          <table:table-cell table:style-name="ce173" office:value-type="string" calcext:value-type="string">
            <text:p>F_ 8013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Both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Low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8013</text:p>
          </table:table-cell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5" calcext:value-type="float">
            <text:p>5</text:p>
          </table:table-cell>
          <table:table-cell table:style-name="ce173" office:value-type="string" calcext:value-type="string">
            <text:p>F_ 663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style-name="ce180" office:value-type="string" calcext:value-type="string">
            <text:p>Lots</text:p>
          </table:table-cell>
          <table:table-cell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Both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663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0-1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5" calcext:value-type="float">
            <text:p>5</text:p>
          </table:table-cell>
          <table:table-cell table:style-name="ce173" office:value-type="string" calcext:value-type="string">
            <text:p>F_ 4925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style-name="ce180" office:value-type="string" calcext:value-type="string">
            <text:p>Lots</text:p>
          </table:table-cell>
          <table:table-cell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4925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None</text:p>
          </table:table-cell>
          <table:table-cell table:style-name="ce186" office:value-type="string" calcext:value-type="string">
            <text:p>None</text:p>
          </table:table-cell>
          <table:table-cell table:style-name="ce189" office:value-type="string" calcext:value-type="string">
            <text:p>None</text:p>
          </table:table-cell>
          <table:table-cell table:style-name="ce192" office:value-type="string" calcext:value-type="string">
            <text:p>None</text:p>
          </table:table-cell>
          <table:table-cell table:style-name="ce197" office:value-type="string" calcext:value-type="string">
            <text:p>Not Attempted</text:p>
          </table:table-cell>
          <table:table-cell table:style-name="ce200" office:value-type="string" calcext:value-type="string">
            <text:p>Not Attempted</text:p>
          </table:table-cell>
          <table:table-cell table:style-name="ce204" office:value-type="string" calcext:value-type="string">
            <text:p>Not Attempted</text:p>
          </table:table-cell>
          <table:table-cell table:style-name="ce209" office:value-type="string" calcext:value-type="string">
            <text:p>Low</text:p>
          </table:table-cell>
          <table:table-cell table:style-name="ce212" office:value-type="string" calcext:value-type="string">
            <text:p>Low</text:p>
          </table:table-cell>
          <table:table-cell table:style-name="ce215" office:value-type="string" calcext:value-type="string">
            <text:p>No collector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5" calcext:value-type="float">
            <text:p>5</text:p>
          </table:table-cell>
          <table:table-cell table:style-name="ce173" office:value-type="string" calcext:value-type="string">
            <text:p>F_ 8046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8046</text:p>
          </table:table-cell>
          <table:table-cell table:style-name="ce176" office:value-type="string" calcext:value-type="string">
            <text:p>N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Lots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Climber broken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4" calcext:value-type="float">
            <text:p>4</text:p>
          </table:table-cell>
          <table:table-cell table:style-name="ce173" office:value-type="string" calcext:value-type="string">
            <text:p>F_ 126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126</text:p>
          </table:table-cell>
          <table:table-cell table:style-name="ce178" office:value-type="string" calcext:value-type="string">
            <text:p>Y</text:p>
          </table:table-cell>
          <table:table-cell table:style-name="ce181" office:value-type="string" calcext:value-type="string">
            <text:p>None</text:p>
          </table:table-cell>
          <table:table-cell table:number-columns-repeated="2" table:style-name="ce181" office:value-type="string" calcext:value-type="string">
            <text:p>Some</text:p>
          </table:table-cell>
          <table:table-cell table:style-name="ce187" office:value-type="string" calcext:value-type="string">
            <text:p>High</text:p>
          </table:table-cell>
          <table:table-cell table:style-name="ce190" office:value-type="string" calcext:value-type="string">
            <text:p>Ground</text:p>
          </table:table-cell>
          <table:table-cell table:style-name="ce193" office:value-type="string" calcext:value-type="string">
            <text:p>Far</text:p>
          </table:table-cell>
          <table:table-cell table:style-name="ce198" office:value-type="string" calcext:value-type="string">
            <text:p>2</text:p>
          </table:table-cell>
          <table:table-cell table:style-name="ce201" office:value-type="string" calcext:value-type="string">
            <text:p>2</text:p>
          </table:table-cell>
          <table:table-cell table:style-name="ce205" office:value-type="string" calcext:value-type="string">
            <text:p>0-10</text:p>
          </table:table-cell>
          <table:table-cell table:style-name="ce210" office:value-type="string" calcext:value-type="string">
            <text:p>Medium</text:p>
          </table:table-cell>
          <table:table-cell table:style-name="ce213" office:value-type="string" calcext:value-type="string">
            <text:p>Didn't Defend</text:p>
          </table:table-cell>
          <table:table-cell table:style-name="ce216" office:value-type="string" calcext:value-type="string">
            <text:p>Fairly accurate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4" calcext:value-type="float">
            <text:p>4</text:p>
          </table:table-cell>
          <table:table-cell table:style-name="ce173" office:value-type="string" calcext:value-type="string">
            <text:p>F_ 1277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1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1277</text:p>
          </table:table-cell>
          <table:table-cell table:style-name="ce177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Low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1 ball auto, bad cycle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4" calcext:value-type="float">
            <text:p>4</text:p>
          </table:table-cell>
          <table:table-cell table:style-name="ce173" office:value-type="string" calcext:value-type="string">
            <text:p>F_ 1512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0-1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Low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1512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Non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shot 1 ball and missed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4" calcext:value-type="float">
            <text:p>4</text:p>
          </table:table-cell>
          <table:table-cell table:style-name="ce173" office:value-type="string" calcext:value-type="string">
            <text:p>F_ 2262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Far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2262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None</text:p>
          </table:table-cell>
          <table:table-cell table:style-name="ce186" office:value-type="string" calcext:value-type="string">
            <text:p>None</text:p>
          </table:table-cell>
          <table:table-cell table:style-name="ce189" office:value-type="string" calcext:value-type="string">
            <text:p>None</text:p>
          </table:table-cell>
          <table:table-cell table:style-name="ce192" office:value-type="string" calcext:value-type="string">
            <text:p>Non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Low</text:p>
          </table:table-cell>
          <table:table-cell table:style-name="ce215" office:value-type="string" calcext:value-type="string">
            <text:p>collected during auto, didn't shoot at all for some reason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4" calcext:value-type="float">
            <text:p>4</text:p>
          </table:table-cell>
          <table:table-cell table:style-name="ce173" office:value-type="string" calcext:value-type="string">
            <text:p>F_ 3566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3566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Not Attempted</text:p>
          </table:table-cell>
          <table:table-cell table:style-name="ce200" office:value-type="string" calcext:value-type="string">
            <text:p>Not Attempted</text:p>
          </table:table-cell>
          <table:table-cell table:style-name="ce204" office:value-type="string" calcext:value-type="string">
            <text:p>Not Attempted</text:p>
          </table:table-cell>
          <table:table-cell table:style-name="ce209" office:value-type="string" calcext:value-type="string">
            <text:p>Low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slow, really slow, 1 ball auto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4" calcext:value-type="float">
            <text:p>4</text:p>
          </table:table-cell>
          <table:table-cell table:style-name="ce173" office:value-type="string" calcext:value-type="string">
            <text:p>F_ 5902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Far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1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Low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5902</text:p>
          </table:table-cell>
          <table:table-cell table:style-name="ce177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None</text:p>
          </table:table-cell>
          <table:table-cell table:style-name="ce186" office:value-type="string" calcext:value-type="string">
            <text:p>None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Non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30+</text:p>
          </table:table-cell>
          <table:table-cell table:style-name="ce209" office:value-type="string" calcext:value-type="string">
            <text:p>Low</text:p>
          </table:table-cell>
          <table:table-cell table:style-name="ce212" office:value-type="string" calcext:value-type="string">
            <text:p>Low</text:p>
          </table:table-cell>
          <table:table-cell table:style-name="ce215" office:value-type="string" calcext:value-type="string">
            <text:p>picked up, didn't shoot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4" calcext:value-type="float">
            <text:p>4</text:p>
          </table:table-cell>
          <table:table-cell table:style-name="ce173" office:value-type="string" calcext:value-type="string">
            <text:p>F_ 6895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None</text:p>
          </table:table-cell>
          <table:table-cell table:style-name="ce186" office:value-type="string" calcext:value-type="string">
            <text:p>None</text:p>
          </table:table-cell>
          <table:table-cell table:style-name="ce189" office:value-type="string" calcext:value-type="string">
            <text:p>None</text:p>
          </table:table-cell>
          <table:table-cell table:style-name="ce192" office:value-type="string" calcext:value-type="string">
            <text:p>None</text:p>
          </table:table-cell>
          <table:table-cell table:style-name="ce197" office:value-type="string" calcext:value-type="string">
            <text:p>Not Attempted</text:p>
          </table:table-cell>
          <table:table-cell table:style-name="ce200" office:value-type="string" calcext:value-type="string">
            <text:p>Not Attempted</text:p>
          </table:table-cell>
          <table:table-cell table:style-name="ce204" office:value-type="string" calcext:value-type="string">
            <text:p>Not Attempted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Medium</text:p>
          </table:table-cell>
          <table:table-cell table:style-name="ce215" office:value-type="string" calcext:value-type="string">
            <text:p>The Net One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6895</text:p>
          </table:table-cell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 table:number-rows-repeated="3">
          <table:table-cell table:style-name="ce167"/>
          <table:table-cell table:style-name="ce170"/>
          <table:table-cell table:style-name="ce167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3" calcext:value-type="float">
            <text:p>3</text:p>
          </table:table-cell>
          <table:table-cell table:style-name="ce167" office:value-type="string" calcext:value-type="string">
            <text:p>F_ 501</text:p>
          </table:table-cell>
          <table:table-cell table:style-name="ce176" office:value-type="string" calcext:value-type="string">
            <text:p>Y</text:p>
          </table:table-cell>
          <table:table-cell table:number-columns-repeated="2" table:style-name="ce180" office:value-type="string" calcext:value-type="string">
            <text:p>Lots</text:p>
          </table:table-cell>
          <table:table-cell table:style-name="ce180" office:value-type="string" calcext:value-type="string">
            <text:p>Som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Far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3" calcext:value-type="float">
            <text:p>3</text:p>
          </table:table-cell>
          <table:table-cell table:style-name="ce167" office:value-type="string" calcext:value-type="string">
            <text:p>F_ 1247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Both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1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None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Medium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3" calcext:value-type="float">
            <text:p>3</text:p>
          </table:table-cell>
          <table:table-cell table:style-name="ce167" office:value-type="string" calcext:value-type="string">
            <text:p>F_ 1721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3" calcext:value-type="float">
            <text:p>3</text:p>
          </table:table-cell>
          <table:table-cell table:style-name="ce167" office:value-type="string" calcext:value-type="string">
            <text:p>F_ 1922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1</text:p>
          </table:table-cell>
          <table:table-cell table:style-name="ce200" office:value-type="string" calcext:value-type="string">
            <text:p>1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Low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2" calcext:value-type="float">
            <text:p>2</text:p>
          </table:table-cell>
          <table:table-cell table:style-name="ce167" office:value-type="string" calcext:value-type="string">
            <text:p>F_ 467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0-1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2" calcext:value-type="float">
            <text:p>2</text:p>
          </table:table-cell>
          <table:table-cell table:style-name="ce167" office:value-type="string" calcext:value-type="string">
            <text:p>F_ 7913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1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2" calcext:value-type="float">
            <text:p>2</text:p>
          </table:table-cell>
          <table:table-cell table:style-name="ce167" office:value-type="string" calcext:value-type="string">
            <text:p>F_ 4761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Far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Medium</text:p>
          </table:table-cell>
          <table:table-cell table:style-name="ce217" office:value-type="string" calcext:value-type="string">
            <text:p>Can Pull Alliance Members During Auton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1" calcext:value-type="float">
            <text:p>1</text:p>
          </table:table-cell>
          <table:table-cell table:style-name="ce167" office:value-type="string" calcext:value-type="string">
            <text:p>F_ 1307</text:p>
          </table:table-cell>
          <table:table-cell table:style-name="ce176" office:value-type="string" calcext:value-type="string">
            <text:p>N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Not Attempted</text:p>
          </table:table-cell>
          <table:table-cell table:style-name="ce200" office:value-type="string" calcext:value-type="string">
            <text:p>Not Attempted</text:p>
          </table:table-cell>
          <table:table-cell table:style-name="ce204" office:value-type="string" calcext:value-type="string">
            <text:p>Not Attempted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1" calcext:value-type="float">
            <text:p>1</text:p>
          </table:table-cell>
          <table:table-cell table:style-name="ce167" office:value-type="string" calcext:value-type="string">
            <text:p>F_ 1729</text:p>
          </table:table-cell>
          <table:table-cell table:style-name="ce179" office:value-type="string" calcext:value-type="string">
            <text:p>N</text:p>
          </table:table-cell>
          <table:table-cell table:style-name="ce182" office:value-type="string" calcext:value-type="string">
            <text:p>None</text:p>
          </table:table-cell>
          <table:table-cell table:number-columns-repeated="2" table:style-name="ce185" office:value-type="string" calcext:value-type="string">
            <text:p>Some</text:p>
          </table:table-cell>
          <table:table-cell table:style-name="ce188" office:value-type="string" calcext:value-type="string">
            <text:p>Low</text:p>
          </table:table-cell>
          <table:table-cell table:style-name="ce191" office:value-type="string" calcext:value-type="string">
            <text:p>Ground</text:p>
          </table:table-cell>
          <table:table-cell table:style-name="ce194" office:value-type="string" calcext:value-type="string">
            <text:p>Close</text:p>
          </table:table-cell>
          <table:table-cell table:style-name="ce199" office:value-type="string" calcext:value-type="string">
            <text:p>Not Attempted</text:p>
          </table:table-cell>
          <table:table-cell table:style-name="ce202" office:value-type="string" calcext:value-type="string">
            <text:p>Not Attempted</text:p>
          </table:table-cell>
          <table:table-cell table:style-name="ce206" office:value-type="string" calcext:value-type="string">
            <text:p>Not Attempted</text:p>
          </table:table-cell>
          <table:table-cell table:style-name="ce211" office:value-type="string" calcext:value-type="string">
            <text:p>Low</text:p>
          </table:table-cell>
          <table:table-cell table:style-name="ce214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1" calcext:value-type="float">
            <text:p>1</text:p>
          </table:table-cell>
          <table:table-cell table:style-name="ce167" office:value-type="string" calcext:value-type="string">
            <text:p>F_ 4987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None</text:p>
          </table:table-cell>
          <table:table-cell table:style-name="ce186" office:value-type="string" calcext:value-type="string">
            <text:p>None</text:p>
          </table:table-cell>
          <table:table-cell table:style-name="ce189" office:value-type="string" calcext:value-type="string">
            <text:p>None</text:p>
          </table:table-cell>
          <table:table-cell table:style-name="ce192" office:value-type="string" calcext:value-type="string">
            <text:p>None</text:p>
          </table:table-cell>
          <table:table-cell table:style-name="ce197" office:value-type="string" calcext:value-type="string">
            <text:p>1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None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High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1" calcext:value-type="float">
            <text:p>1</text:p>
          </table:table-cell>
          <table:table-cell table:style-name="ce167" office:value-type="string" calcext:value-type="string">
            <text:p>F_ 5491</text:p>
          </table:table-cell>
          <table:table-cell table:style-name="ce176" office:value-type="string" calcext:value-type="string">
            <text:p>N</text:p>
          </table:table-cell>
          <table:table-cell table:style-name="ce180" office:value-type="string" calcext:value-type="string">
            <text:p>Get Data</text:p>
          </table:table-cell>
          <table:table-cell table:style-name="ce180" office:value-type="string" calcext:value-type="string">
            <text:p>Some</text:p>
          </table:table-cell>
          <table:table-cell table:style-name="ce180" office:value-type="string" calcext:value-type="string">
            <text:p>Non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None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Low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1" calcext:value-type="float">
            <text:p>1</text:p>
          </table:table-cell>
          <table:table-cell table:style-name="ce167" office:value-type="string" calcext:value-type="string">
            <text:p>F_ 6690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Non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Far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1" calcext:value-type="float">
            <text:p>1</text:p>
          </table:table-cell>
          <table:table-cell table:style-name="ce167" office:value-type="string" calcext:value-type="string">
            <text:p>F_ 6762</text:p>
          </table:table-cell>
          <table:table-cell table:style-name="ce176" office:value-type="string" calcext:value-type="string">
            <text:p>N</text:p>
          </table:table-cell>
          <table:table-cell table:number-columns-repeated="3" table:style-name="ce180" office:value-type="string" calcext:value-type="string">
            <text:p>None</text:p>
          </table:table-cell>
          <table:table-cell table:style-name="ce186" office:value-type="string" calcext:value-type="string">
            <text:p>None</text:p>
          </table:table-cell>
          <table:table-cell table:style-name="ce189" office:value-type="string" calcext:value-type="string">
            <text:p>None</text:p>
          </table:table-cell>
          <table:table-cell table:style-name="ce192" office:value-type="string" calcext:value-type="string">
            <text:p>None</text:p>
          </table:table-cell>
          <table:table-cell table:style-name="ce197" office:value-type="string" calcext:value-type="string">
            <text:p>Not Attempted</text:p>
          </table:table-cell>
          <table:table-cell table:style-name="ce200" office:value-type="string" calcext:value-type="string">
            <text:p>Not Attempted</text:p>
          </table:table-cell>
          <table:table-cell table:style-name="ce204" office:value-type="string" calcext:value-type="string">
            <text:p>Not Attempted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Low</text:p>
          </table:table-cell>
          <table:table-cell table:style-name="ce215" office:value-type="string" calcext:value-type="string">
            <text:p>Chassis &amp; Climber Only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1" calcext:value-type="float">
            <text:p>1</text:p>
          </table:table-cell>
          <table:table-cell table:style-name="ce167" office:value-type="string" calcext:value-type="string">
            <text:p>F_ 6763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Non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Low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1" calcext:value-type="float">
            <text:p>1</text:p>
          </table:table-cell>
          <table:table-cell table:style-name="ce167" office:value-type="string" calcext:value-type="string">
            <text:p>F_ 8708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Far</text:p>
          </table:table-cell>
          <table:table-cell table:style-name="ce197" office:value-type="string" calcext:value-type="string">
            <text:p>Not Attempted</text:p>
          </table:table-cell>
          <table:table-cell table:style-name="ce200" office:value-type="string" calcext:value-type="string">
            <text:p>Not Attempted</text:p>
          </table:table-cell>
          <table:table-cell table:style-name="ce204" office:value-type="string" calcext:value-type="string">
            <text:p>Not Attempted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Low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022nhgrs Total'.D3:'2022nhgrs Total'.D92">
            <calcext:condition calcext:apply-style-name="ConditionalStyle_3" calcext:value="=&quot;Y&quot;" calcext:base-cell-address="'2022nhgrs Total'.D3"/>
          </calcext:conditional-format>
          <calcext:conditional-format calcext:target-range-address="'2022nhgrs Total'.D3:'2022nhgrs Total'.D92">
            <calcext:condition calcext:apply-style-name="ConditionalStyle_4" calcext:value="=&quot;N&quot;" calcext:base-cell-address="'2022nhgrs Total'.D3"/>
          </calcext:conditional-format>
          <calcext:conditional-format calcext:target-range-address="'2022nhgrs Total'.E3:'2022nhgrs Total'.J92">
            <calcext:condition calcext:apply-style-name="ConditionalStyle_5" calcext:value="=&quot;None&quot;" calcext:base-cell-address="'2022nhgrs Total'.E3"/>
          </calcext:conditional-format>
          <calcext:conditional-format calcext:target-range-address="'2022nhgrs Total'.E3:'2022nhgrs Total'.G92">
            <calcext:condition calcext:apply-style-name="ConditionalStyle_6" calcext:value="=&quot;Some&quot;" calcext:base-cell-address="'2022nhgrs Total'.E3"/>
          </calcext:conditional-format>
          <calcext:conditional-format calcext:target-range-address="'2022nhgrs Total'.E3:'2022nhgrs Total'.G92">
            <calcext:condition calcext:apply-style-name="ConditionalStyle_3" calcext:value="=&quot;Lots&quot;" calcext:base-cell-address="'2022nhgrs Total'.E3"/>
          </calcext:conditional-format>
          <calcext:conditional-format calcext:target-range-address="'2022nhgrs Total'.E3:'2022nhgrs Total'.J92 '2022nhgrs Total'.N3:'2022nhgrs Total'.O92">
            <calcext:condition calcext:apply-style-name="ConditionalStyle_7" calcext:value="=&quot;Not Observed&quot;" calcext:base-cell-address="'2022nhgrs Total'.E3"/>
          </calcext:conditional-format>
          <calcext:conditional-format calcext:target-range-address="'2022nhgrs Total'.H3:'2022nhgrs Total'.H92">
            <calcext:condition calcext:apply-style-name="ConditionalStyle_8" calcext:value="=&quot;High&quot;" calcext:base-cell-address="'2022nhgrs Total'.H3"/>
          </calcext:conditional-format>
          <calcext:conditional-format calcext:target-range-address="'2022nhgrs Total'.H3:'2022nhgrs Total'.H92">
            <calcext:condition calcext:apply-style-name="ConditionalStyle_9" calcext:value="=&quot;Low&quot;" calcext:base-cell-address="'2022nhgrs Total'.H3"/>
          </calcext:conditional-format>
          <calcext:conditional-format calcext:target-range-address="'2022nhgrs Total'.H3:'2022nhgrs Total'.I92">
            <calcext:condition calcext:apply-style-name="ConditionalStyle_10" calcext:value="=&quot;Both&quot;" calcext:base-cell-address="'2022nhgrs Total'.H3"/>
          </calcext:conditional-format>
          <calcext:conditional-format calcext:target-range-address="'2022nhgrs Total'.I3:'2022nhgrs Total'.I92">
            <calcext:condition calcext:apply-style-name="ConditionalStyle_3" calcext:value="=&quot;Ground&quot;" calcext:base-cell-address="'2022nhgrs Total'.I3"/>
          </calcext:conditional-format>
          <calcext:conditional-format calcext:target-range-address="'2022nhgrs Total'.I3:'2022nhgrs Total'.I92">
            <calcext:condition calcext:apply-style-name="ConditionalStyle_5" calcext:value="=&quot;Terminal&quot;" calcext:base-cell-address="'2022nhgrs Total'.I3"/>
          </calcext:conditional-format>
          <calcext:conditional-format calcext:target-range-address="'2022nhgrs Total'.J3:'2022nhgrs Total'.J92">
            <calcext:condition calcext:apply-style-name="ConditionalStyle_8" calcext:value="=&quot;Close&quot;" calcext:base-cell-address="'2022nhgrs Total'.J3"/>
          </calcext:conditional-format>
          <calcext:conditional-format calcext:target-range-address="'2022nhgrs Total'.J3:'2022nhgrs Total'.J92">
            <calcext:condition calcext:apply-style-name="ConditionalStyle_9" calcext:value="=&quot;Far&quot;" calcext:base-cell-address="'2022nhgrs Total'.J3"/>
          </calcext:conditional-format>
          <calcext:conditional-format calcext:target-range-address="'2022nhgrs Total'.J3:'2022nhgrs Total'.J92">
            <calcext:condition calcext:apply-style-name="ConditionalStyle_10" calcext:value="=&quot;Adjustable&quot;" calcext:base-cell-address="'2022nhgrs Total'.J3"/>
          </calcext:conditional-format>
          <calcext:conditional-format calcext:target-range-address="'2022nhgrs Total'.K3:'2022nhgrs Total'.L92">
            <calcext:condition calcext:apply-style-name="ConditionalStyle_3" calcext:value="=4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6" calcext:value="=3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11" calcext:value="=2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5" calcext:value="=1" calcext:base-cell-address="'2022nhgrs Total'.K3"/>
          </calcext:conditional-format>
          <calcext:conditional-format calcext:target-range-address="'2022nhgrs Total'.K3:'2022nhgrs Total'.M92">
            <calcext:condition calcext:apply-style-name="ConditionalStyle_12" calcext:value="=&quot;Not Attempted&quot;" calcext:base-cell-address="'2022nhgrs Total'.K3"/>
          </calcext:conditional-format>
          <calcext:conditional-format calcext:target-range-address="'2022nhgrs Total'.L3:'2022nhgrs Total'.M92">
            <calcext:condition calcext:apply-style-name="ConditionalStyle_13" calcext:value="=&quot;None&quot;" calcext:base-cell-address="'2022nhgrs Total'.L3"/>
          </calcext:conditional-format>
          <calcext:conditional-format calcext:target-range-address="'2022nhgrs Total'.M3:'2022nhgrs Total'.M92">
            <calcext:condition calcext:apply-style-name="ConditionalStyle_3" calcext:value="=&quot;0-1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6" calcext:value="=&quot;10-2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11" calcext:value="=&quot;20-3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5" calcext:value="=&quot;30+&quot;" calcext:base-cell-address="'2022nhgrs Total'.M3"/>
          </calcext:conditional-format>
          <calcext:conditional-format calcext:target-range-address="'2022nhgrs Total'.N3:'2022nhgrs Total'.O92">
            <calcext:condition calcext:apply-style-name="ConditionalStyle_3" calcext:value="=&quot;High&quot;" calcext:base-cell-address="'2022nhgrs Total'.N3"/>
          </calcext:conditional-format>
          <calcext:conditional-format calcext:target-range-address="'2022nhgrs Total'.N3:'2022nhgrs Total'.O92">
            <calcext:condition calcext:apply-style-name="ConditionalStyle_11" calcext:value="=&quot;Medium&quot;" calcext:base-cell-address="'2022nhgrs Total'.N3"/>
          </calcext:conditional-format>
          <calcext:conditional-format calcext:target-range-address="'2022nhgrs Total'.N3:'2022nhgrs Total'.O92">
            <calcext:condition calcext:apply-style-name="ConditionalStyle_5" calcext:value="=&quot;Low&quot;" calcext:base-cell-address="'2022nhgrs Total'.N3"/>
          </calcext:conditional-format>
          <calcext:conditional-format calcext:target-range-address="'2022nhgrs Total'.O3:'2022nhgrs Total'.O92">
            <calcext:condition calcext:apply-style-name="ConditionalStyle_12" calcext:value="=&quot;Didn't Defend&quot;" calcext:base-cell-address="'2022nhgrs Total'.O3"/>
          </calcext:conditional-format>
          <calcext:conditional-format calcext:target-range-address="'2022nhgrs Total'.B3:'2022nhgrs Total'.B92">
            <calcext:condition calcext:apply-style-name="ConditionalStyle_7" calcext:value="=1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3" calcext:value="=2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5" calcext:value="=3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4" calcext:value="=4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1" calcext:value="=5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6" calcext:value="=6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5" calcext:value="=7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3" calcext:value="=8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6" calcext:value="=9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7" calcext:value="=10" calcext:base-cell-address="'2022nhgrs Total'.B3"/>
          </calcext:conditional-format>
        </calcext:conditional-formats>
      </table:table>
      <table:table table:name="2022nhgrs Formatted" table:style-name="ta1">
        <office:forms form:automatic-focus="false" form:apply-design-mode="false"/>
        <table:table-column table:style-name="co11" table:default-cell-style-name="ce219"/>
        <table:table-column table:style-name="co12" table:default-cell-style-name="ce219"/>
        <table:table-column table:style-name="co7" table:number-columns-repeated="1022" table:default-cell-style-name="ce219"/>
        <table:table-row table:style-name="ro1">
          <table:table-cell table:style-name="ce218" office:value-type="float" office:value="1" calcext:value-type="float">
            <text:p>1</text:p>
          </table:table-cell>
          <table:table-cell table:style-name="ce220"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table:style-name="ce218" office:value-type="float" office:value="2" calcext:value-type="float">
            <text:p>2</text:p>
          </table:table-cell>
          <table:table-cell table:style-name="ce220" office:value-type="float" office:value="6328" calcext:value-type="float">
            <text:p>6328</text:p>
          </table:table-cell>
          <table:table-cell table:number-columns-repeated="1022"/>
        </table:table-row>
        <table:table-row table:style-name="ro1">
          <table:table-cell table:style-name="ce218" office:value-type="float" office:value="3" calcext:value-type="float">
            <text:p>3</text:p>
          </table:table-cell>
          <table:table-cell table:style-name="ce220" office:value-type="float" office:value="7407" calcext:value-type="float">
            <text:p>7407</text:p>
          </table:table-cell>
          <table:table-cell table:number-columns-repeated="1022"/>
        </table:table-row>
        <table:table-row table:style-name="ro1">
          <table:table-cell table:style-name="ce218" office:value-type="float" office:value="4" calcext:value-type="float">
            <text:p>4</text:p>
          </table:table-cell>
          <table:table-cell table:style-name="ce220" office:value-type="float" office:value="3467" calcext:value-type="float">
            <text:p>3467</text:p>
          </table:table-cell>
          <table:table-cell table:number-columns-repeated="1022"/>
        </table:table-row>
        <table:table-row table:style-name="ro1">
          <table:table-cell table:style-name="ce218" office:value-type="float" office:value="5" calcext:value-type="float">
            <text:p>5</text:p>
          </table:table-cell>
          <table:table-cell table:style-name="ce220" office:value-type="float" office:value="131" calcext:value-type="float">
            <text:p>131</text:p>
          </table:table-cell>
          <table:table-cell table:number-columns-repeated="1022"/>
        </table:table-row>
        <table:table-row table:style-name="ro1">
          <table:table-cell table:style-name="ce218" office:value-type="float" office:value="6" calcext:value-type="float">
            <text:p>6</text:p>
          </table:table-cell>
          <table:table-cell table:style-name="ce220" office:value-type="float" office:value="8724" calcext:value-type="float">
            <text:p>8724</text:p>
          </table:table-cell>
          <table:table-cell table:number-columns-repeated="1022"/>
        </table:table-row>
        <table:table-row table:style-name="ro1">
          <table:table-cell table:style-name="ce218" office:value-type="float" office:value="7" calcext:value-type="float">
            <text:p>7</text:p>
          </table:table-cell>
          <table:table-cell table:style-name="ce220" office:value-type="float" office:value="4909" calcext:value-type="float">
            <text:p>4909</text:p>
          </table:table-cell>
          <table:table-cell table:number-columns-repeated="1022"/>
        </table:table-row>
        <table:table-row table:style-name="ro1">
          <table:table-cell table:style-name="ce218" office:value-type="float" office:value="8" calcext:value-type="float">
            <text:p>8</text:p>
          </table:table-cell>
          <table:table-cell table:style-name="ce220"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table:style-name="ce218" office:value-type="float" office:value="9" calcext:value-type="float">
            <text:p>9</text:p>
          </table:table-cell>
          <table:table-cell table:style-name="ce220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table:style-name="ce218" office:value-type="float" office:value="10" calcext:value-type="float">
            <text:p>10</text:p>
          </table:table-cell>
          <table:table-cell table:style-name="ce220" office:value-type="float" office:value="151" calcext:value-type="float">
            <text:p>151</text:p>
          </table:table-cell>
          <table:table-cell table:number-columns-repeated="1022"/>
        </table:table-row>
        <table:table-row table:style-name="ro1">
          <table:table-cell table:style-name="ce218" office:value-type="float" office:value="11" calcext:value-type="float">
            <text:p>11</text:p>
          </table:table-cell>
          <table:table-cell table:style-name="ce220" office:value-type="float" office:value="811" calcext:value-type="float">
            <text:p>811</text:p>
          </table:table-cell>
          <table:table-cell table:number-columns-repeated="1022"/>
        </table:table-row>
        <table:table-row table:style-name="ro1">
          <table:table-cell table:style-name="ce218" office:value-type="float" office:value="12" calcext:value-type="float">
            <text:p>12</text:p>
          </table:table-cell>
          <table:table-cell table:style-name="ce220" office:value-type="float" office:value="1058" calcext:value-type="float">
            <text:p>1058</text:p>
          </table:table-cell>
          <table:table-cell table:number-columns-repeated="1022"/>
        </table:table-row>
        <table:table-row table:style-name="ro1">
          <table:table-cell table:style-name="ce218" office:value-type="float" office:value="13" calcext:value-type="float">
            <text:p>13</text:p>
          </table:table-cell>
          <table:table-cell table:style-name="ce220" office:value-type="float" office:value="1768" calcext:value-type="float">
            <text:p>1768</text:p>
          </table:table-cell>
          <table:table-cell table:number-columns-repeated="1022"/>
        </table:table-row>
        <table:table-row table:style-name="ro1">
          <table:table-cell table:style-name="ce218" office:value-type="float" office:value="14" calcext:value-type="float">
            <text:p>14</text:p>
          </table:table-cell>
          <table:table-cell table:style-name="ce220" office:value-type="float" office:value="8013" calcext:value-type="float">
            <text:p>8013</text:p>
          </table:table-cell>
          <table:table-cell table:number-columns-repeated="1022"/>
        </table:table-row>
        <table:table-row table:style-name="ro1">
          <table:table-cell table:style-name="ce218" office:value-type="float" office:value="15" calcext:value-type="float">
            <text:p>15</text:p>
          </table:table-cell>
          <table:table-cell table:style-name="ce220" office:value-type="float" office:value="663" calcext:value-type="float">
            <text:p>663</text:p>
          </table:table-cell>
          <table:table-cell table:number-columns-repeated="1022"/>
        </table:table-row>
        <table:table-row table:style-name="ro1">
          <table:table-cell table:style-name="ce218" office:value-type="float" office:value="16" calcext:value-type="float">
            <text:p>16</text:p>
          </table:table-cell>
          <table:table-cell table:style-name="ce220" office:value-type="float" office:value="4925" calcext:value-type="float">
            <text:p>4925</text:p>
          </table:table-cell>
          <table:table-cell table:number-columns-repeated="1022"/>
        </table:table-row>
        <table:table-row table:style-name="ro1">
          <table:table-cell table:style-name="ce218" office:value-type="float" office:value="17" calcext:value-type="float">
            <text:p>17</text:p>
          </table:table-cell>
          <table:table-cell table:style-name="ce220" office:value-type="float" office:value="8046" calcext:value-type="float">
            <text:p>8046</text:p>
          </table:table-cell>
          <table:table-cell table:number-columns-repeated="1022"/>
        </table:table-row>
        <table:table-row table:style-name="ro1">
          <table:table-cell table:style-name="ce218" office:value-type="float" office:value="18" calcext:value-type="float">
            <text:p>18</text:p>
          </table:table-cell>
          <table:table-cell table:style-name="ce220" office:value-type="float" office:value="126" calcext:value-type="float">
            <text:p>126</text:p>
          </table:table-cell>
          <table:table-cell table:number-columns-repeated="1022"/>
        </table:table-row>
        <table:table-row table:style-name="ro1">
          <table:table-cell table:style-name="ce218" office:value-type="float" office:value="19" calcext:value-type="float">
            <text:p>19</text:p>
          </table:table-cell>
          <table:table-cell table:style-name="ce220" office:value-type="float" office:value="1277" calcext:value-type="float">
            <text:p>1277</text:p>
          </table:table-cell>
          <table:table-cell table:number-columns-repeated="1022"/>
        </table:table-row>
        <table:table-row table:style-name="ro1">
          <table:table-cell table:style-name="ce218" office:value-type="float" office:value="20" calcext:value-type="float">
            <text:p>20</text:p>
          </table:table-cell>
          <table:table-cell table:style-name="ce220" office:value-type="float" office:value="1512" calcext:value-type="float">
            <text:p>1512</text:p>
          </table:table-cell>
          <table:table-cell table:number-columns-repeated="1022"/>
        </table:table-row>
        <table:table-row table:style-name="ro1">
          <table:table-cell table:style-name="ce218" office:value-type="float" office:value="21" calcext:value-type="float">
            <text:p>21</text:p>
          </table:table-cell>
          <table:table-cell table:style-name="ce220" office:value-type="float" office:value="2262" calcext:value-type="float">
            <text:p>2262</text:p>
          </table:table-cell>
          <table:table-cell table:number-columns-repeated="1022"/>
        </table:table-row>
        <table:table-row table:style-name="ro1">
          <table:table-cell table:style-name="ce218" office:value-type="float" office:value="22" calcext:value-type="float">
            <text:p>22</text:p>
          </table:table-cell>
          <table:table-cell table:style-name="ce220" office:value-type="float" office:value="3566" calcext:value-type="float">
            <text:p>3566</text:p>
          </table:table-cell>
          <table:table-cell table:number-columns-repeated="1022"/>
        </table:table-row>
        <table:table-row table:style-name="ro1">
          <table:table-cell table:style-name="ce218" office:value-type="float" office:value="23" calcext:value-type="float">
            <text:p>23</text:p>
          </table:table-cell>
          <table:table-cell table:style-name="ce220" office:value-type="float" office:value="5902" calcext:value-type="float">
            <text:p>5902</text:p>
          </table:table-cell>
          <table:table-cell table:number-columns-repeated="1022"/>
        </table:table-row>
        <table:table-row table:style-name="ro1">
          <table:table-cell table:style-name="ce218" office:value-type="float" office:value="24" calcext:value-type="float">
            <text:p>24</text:p>
          </table:table-cell>
          <table:table-cell table:style-name="ce220" office:value-type="float" office:value="6895" calcext:value-type="float">
            <text:p>689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022nhgrs Formatted'.B1:'2022nhgrs Formatted'.B24">
            <calcext:condition calcext:apply-style-name="ConditionalStyle_18" calcext:value="=95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3" calcext:value="not-contains-text(&quot;/&quot;)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19" calcext:value="=&quot;/&quot;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4" calcext:value="contains-text(&quot;/&quot;)" calcext:base-cell-address="'2022nhgrs Formatted'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adornments="Regular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95ff95"/>
      <style:text-properties style:use-window-font-color="true"/>
    </style:style>
    <style:style style:name="Neutral" style:family="table-cell" style:parent-style-name="Status">
      <style:table-cell-properties fo:background-color="#ffff6d"/>
      <style:text-properties style:use-window-font-color="true"/>
    </style:style>
    <style:style style:name="Bad" style:family="table-cell" style:parent-style-name="Status">
      <style:table-cell-properties fo:background-color="#ff6d6d"/>
      <style:text-properties style:use-window-font-color="true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able-cell-properties fo:background-color="#ff0000"/>
      <style:text-properties fo:color="#ff0000" style:font-name="Segoe UI" fo:font-family="'Segoe UI'" style:font-style-name="Regular" style:font-family-generic="swiss" style:font-pitch="variable"/>
    </style:style>
    <style:style style:name="Blue" style:family="table-cell" style:parent-style-name="Default">
      <style:table-cell-properties fo:background-color="#2a6099" style:diagonal-bl-tr="none" style:diagonal-tl-br="none"/>
      <style:text-properties fo:color="#2a6099" style:font-name="Segoe UI" fo:font-family="'Segoe UI'" style:font-style-name="Regular" style:font-family-generic="swiss" style:font-pitch="variable"/>
    </style:style>
    <style:style style:name="Not_20_Observed" style:display-name="Not Observed" style:family="table-cell" style:parent-style-name="Default">
      <style:table-cell-properties fo:background-color="#666666" style:diagonal-bl-tr="none" style:diagonal-tl-br="none"/>
      <style:text-properties style:use-window-font-color="true"/>
    </style:style>
    <style:style style:name="Not_20_Attempted" style:display-name="Not Attempted" style:family="table-cell" style:parent-style-name="Default">
      <style:table-cell-properties fo:background-color="#999999"/>
      <style:text-properties style:use-window-font-color="true"/>
    </style:style>
    <style:style style:name="Neutral_20_Good" style:display-name="Neutral Good" style:family="table-cell" style:parent-style-name="Neutral">
      <style:table-cell-properties fo:background-color="#d2ff9a"/>
      <style:text-properties style:use-window-font-color="true"/>
    </style:style>
    <style:style style:name="Both" style:family="table-cell" style:parent-style-name="Default">
      <style:table-cell-properties fo:background-color="#81aca6"/>
      <style:text-properties style:use-window-font-color="true"/>
    </style:style>
    <style:style style:name="Option_20_1" style:display-name="Option 1" style:family="table-cell" style:parent-style-name="Default">
      <style:table-cell-properties fo:background-color="#729fcf"/>
      <style:text-properties style:use-window-font-color="true"/>
    </style:style>
    <style:style style:name="Option_20_2" style:display-name="Option 2" style:family="table-cell" style:parent-style-name="Default">
      <style:table-cell-properties fo:background-color="#8e86ae"/>
      <style:text-properties style:use-window-font-color="true"/>
    </style:style>
    <style:style style:name="ConditionalStyle_5f_3" style:display-name="ConditionalStyle_3" style:family="table-cell" style:parent-style-name="Default">
      <style:table-cell-properties fo:background-color="#b6ff95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ea4335"/>
      <style:text-properties fo:color="#000000"/>
    </style:style>
    <style:style style:name="ConditionalStyle_5f_5" style:display-name="ConditionalStyle_5" style:family="table-cell" style:parent-style-name="Default">
      <style:table-cell-properties fo:background-color="#ff5151"/>
      <style:text-properties fo:color="#000000"/>
    </style:style>
    <style:style style:name="ConditionalStyle_5f_6" style:display-name="ConditionalStyle_6" style:family="table-cell" style:parent-style-name="Default">
      <style:table-cell-properties fo:background-color="#fbbc04"/>
      <style:text-properties fo:color="#000000"/>
    </style:style>
    <style:style style:name="ConditionalStyle_5f_7" style:display-name="ConditionalStyle_7" style:family="table-cell" style:parent-style-name="Default">
      <style:table-cell-properties fo:background-color="#000000"/>
      <style:text-properties fo:color="#ffffff"/>
    </style:style>
    <style:style style:name="ConditionalStyle_5f_8" style:display-name="ConditionalStyle_8" style:family="table-cell" style:parent-style-name="Default">
      <style:table-cell-properties fo:background-color="#ff00ff"/>
      <style:text-properties fo:color="#000000"/>
    </style:style>
    <style:style style:name="ConditionalStyle_5f_9" style:display-name="ConditionalStyle_9" style:family="table-cell" style:parent-style-name="Default">
      <style:table-cell-properties fo:background-color="#6fa8dc"/>
      <style:text-properties fo:color="#000000"/>
    </style:style>
    <style:style style:name="ConditionalStyle_5f_10" style:display-name="ConditionalStyle_10" style:family="table-cell" style:parent-style-name="Default">
      <style:table-cell-properties fo:background-color="#34a853"/>
      <style:text-properties fo:color="#000000"/>
    </style:style>
    <style:style style:name="ConditionalStyle_5f_11" style:display-name="ConditionalStyle_11" style:family="table-cell" style:parent-style-name="Default">
      <style:table-cell-properties fo:background-color="#ffd75f"/>
      <style:text-properties fo:color="#000000"/>
    </style:style>
    <style:style style:name="ConditionalStyle_5f_12" style:display-name="ConditionalStyle_12" style:family="table-cell" style:parent-style-name="Default">
      <style:table-cell-properties fo:background-color="#666666"/>
      <style:text-properties fo:color="#000000"/>
    </style:style>
    <style:style style:name="ConditionalStyle_5f_13" style:display-name="ConditionalStyle_13" style:family="table-cell" style:parent-style-name="Default">
      <style:table-cell-properties fo:background-color="#ff0000"/>
      <style:text-properties fo:color="#000000"/>
    </style:style>
    <style:style style:name="ConditionalStyle_5f_14" style:display-name="ConditionalStyle_14" style:family="table-cell" style:parent-style-name="Default">
      <style:table-cell-properties fo:background-color="#ff6d01"/>
      <style:text-properties fo:color="#000000"/>
    </style:style>
    <style:style style:name="ConditionalStyle_5f_15" style:display-name="ConditionalStyle_15" style:family="table-cell" style:parent-style-name="Default">
      <style:table-cell-properties fo:background-color="#ffff00"/>
      <style:text-properties fo:color="#000000"/>
    </style:style>
    <style:style style:name="ConditionalStyle_5f_16" style:display-name="ConditionalStyle_16" style:family="table-cell" style:parent-style-name="Default">
      <style:table-cell-properties fo:background-color="#00ff00"/>
      <style:text-properties fo:color="#000000"/>
    </style:style>
    <style:style style:name="ConditionalStyle_5f_17" style:display-name="ConditionalStyle_17" style:family="table-cell" style:parent-style-name="Default">
      <style:table-cell-properties fo:background-color="#34a853"/>
      <style:text-properties fo:color="#000000"/>
    </style:style>
    <style:style style:name="ConditionalStyle_5f_18" style:display-name="ConditionalStyle_18" style:family="table-cell" style:parent-style-name="Default">
      <style:table-cell-properties fo:background-color="#434343"/>
      <style:text-properties fo:color="#00ff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17:39:33.7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0T20:28:34.926000000</meta:creation-date>
    <dc:date>2022-03-17T21:57:11.176000000</dc:date>
    <meta:editing-duration>PT3H57M40S</meta:editing-duration>
    <meta:editing-cycles>15</meta:editing-cycles>
    <meta:generator>LibreOffice/7.3.1.3$Windows_X86_64 LibreOffice_project/a69ca51ded25f3eefd52d7bf9a5fad8c90b87951</meta:generator>
    <meta:document-statistic meta:table-count="5" meta:cell-count="4685" meta:object-count="0"/>
  </office:meta>
</office:document-meta>
</file>